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Monaco, monospace"/>
  </office:font-face-decls>
  <office:automatic-styles>
    <style:style style:name="P1" style:family="paragraph" style:parent-style-name="Heading_20_1">
      <style:paragraph-properties fo:margin-left="0in" fo:margin-right="0in" fo:text-align="center" style:justify-single-word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b1177"/>
    </style:style>
    <style:style style:name="P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c6d29"/>
    </style:style>
    <style:style style:name="P5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paragraph-rsid="001e610a"/>
    </style:style>
    <style:style style:name="P6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rsid="00205132" officeooo:paragraph-rsid="00205132"/>
    </style:style>
    <style:style style:name="P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</style:style>
    <style:style style:name="P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officeooo:rsid="0022f3c8" officeooo:paragraph-rsid="0022f3c8"/>
    </style:style>
    <style:style style:name="T1" style:family="text">
      <style:text-properties officeooo:rsid="001b1177"/>
    </style:style>
    <style:style style:name="T2" style:family="text">
      <style:text-properties officeooo:rsid="001c6d29"/>
    </style:style>
    <style:style style:name="T3" style:family="text">
      <style:text-properties fo:font-variant="normal" fo:text-transform="none" fo:color="#323232" loext:opacity="100%" style:font-name="Source Code Pro" fo:font-size="8.25pt" fo:letter-spacing="normal" fo:font-style="normal" fo:font-weight="normal"/>
    </style:style>
    <style:style style:name="T4" style:family="text">
      <style:text-properties fo:font-variant="normal" fo:text-transform="none" fo:color="#323232" loext:opacity="100%" style:font-name="Source Code Pro" fo:font-size="8.25pt" fo:letter-spacing="normal" fo:font-style="normal" fo:font-weight="normal" officeooo:rsid="001c6d29"/>
    </style:style>
    <style:style style:name="T5" style:family="text">
      <style:text-properties fo:font-variant="normal" fo:text-transform="none" fo:color="#323232" loext:opacity="100%" style:font-name="Source Code Pro" fo:font-size="8.25pt" fo:letter-spacing="normal" fo:font-style="normal" fo:font-weight="normal" officeooo:rsid="0021c085"/>
    </style:style>
    <style:style style:name="T6" style:family="text">
      <style:text-properties officeooo:rsid="001e610a"/>
    </style:style>
    <style:style style:name="T7" style:family="text">
      <style:text-properties officeooo:rsid="0022f3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/<text:span text:style-name="T7">*</text:span></text:h>
      <text:h text:style-name="P1" text:outline-level="1">/* ----- This document was written by SHEWOLFSYMPHONY ----- */</text:h>
      <text:p text:style-name="P2">/* ----- It is available for public use to include changes and redistribution ----- */</text:p>
      <text:p text:style-name="P2">/*</text:p>
      <text:p text:style-name="P2"/>
      <text:p text:style-name="P2"/>
      <text:p text:style-name="P2">$$$$$$$$\ $$\ <text:s text:c="5"/>$$\ $$$$$$$\ <text:s/></text:p>
      <text:p text:style-name="P2">\____$$ <text:s/>|$$$\ <text:s text:c="3"/>$$$ |$$ <text:s/>__$$\ </text:p>
      <text:p text:style-name="P2"><text:s text:c="4"/>$$ <text:s/>/ $$$$\ <text:s/>$$$$ |$$ | <text:s/>$$ |</text:p>
      <text:p text:style-name="P2"><text:s text:c="3"/>$$ <text:s/>/ <text:s/>$$\$$\$$ $$ |$$ | <text:s/>$$ |</text:p>
      <text:p text:style-name="P2"><text:s text:c="2"/>$$ <text:s/>/ <text:s text:c="2"/>$$ \$$$ <text:s/>$$ |$$ | <text:s/>$$ |</text:p>
      <text:p text:style-name="P2"><text:s/>$$ <text:s/>/ <text:s text:c="3"/>$$ |\$ <text:s/>/$$ |$$ | <text:s/>$$ |</text:p>
      <text:p text:style-name="P2">$$$$$$$$\ $$ | \_/ $$ |$$$$$$$ <text:s/>|</text:p>
      <text:p text:style-name="P2">\________|\__| <text:s text:c="4"/>\__|\_______/ </text:p>
      <text:p text:style-name="P2"/>
      <text:p text:style-name="P2"/>
      <text:p text:style-name="P2">*/</text:p>
      <text:p text:style-name="P2">/*--------------------------*/</text:p>
      <text:p text:style-name="P2">/* ------ <text:s text:c="2"/>Fonts <text:s text:c="2"/>------- */</text:p>
      <text:p text:style-name="P2">/* -------------------------*/</text:p>
      <text:p text:style-name="P4"><text:span text:style-name="T2">(</text:span><text:span text:style-name="T3">link rel=stylesheet href=</text:span><text:span text:style-name="T4">url:(</text:span><text:a xlink:type="simple" xlink:href="https://use.typekit.net/pnu6bty.css" text:style-name="Internet_20_link" text:visited-style-name="Visited_20_Internet_20_Link"><text:span text:style-name="T5">https://use.typekit.net/pnu6bty.css</text:span></text:a><text:span text:style-name="T2">) ;</text:span></text:p>
      <text:p text:style-name="P2">/* <text:span text:style-name="T1">Newcomen Light</text:span> */</text:p>
      <text:p text:style-name="P2">@font-face { <text:s text:c="2"/>/* adds a font useable anywhere in the CSS */</text:p>
      <text:p text:style-name="P2"><text:s text:c="2"/>font-family: <text:span text:style-name="T1">Newcomen, sans-serif</text:span>;</text:p>
      <text:p text:style-name="P2"><text:s text:c="2"/>font-style: normal;</text:p>
      <text:p text:style-name="P2"><text:s text:c="2"/>font-weight: <text:span text:style-name="T1">3</text:span>00;</text:p>
      <text:p text:style-name="P2"><text:soft-page-break/><text:s text:c="2"/>font-display: swap;</text:p>
      <text:p text:style-name="P3"><text:s text:c="2"/>src: url((<text:a xlink:type="simple" xlink:href="https://fonts.adobe.com/fonts/newcomen" text:style-name="Internet_20_link" text:visited-style-name="Visited_20_Internet_20_Link">https://fonts.adobe.com/fonts/newcomen</text:a>) 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<text:span text:style-name="T1">Newcomen Light</text:span> */</text:p>
      <text:p text:style-name="P2"/>
      <text:p text:style-name="P2">/* Newcomen Regular */</text:p>
      <text:p text:style-name="P2">@font-face { <text:s text:c="2"/>/* adds a font useable anywhere in the CSS */</text:p>
      <text:p text:style-name="P2"><text:s text:c="2"/>font-family: newcomen, sans-serif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<text:a xlink:type="simple" xlink:href="https://fonts.adobe.com/fonts/newcomen" text:style-name="Internet_20_link" text:visited-style-name="Visited_20_Internet_20_Link">https://fonts.adobe.com/fonts/newcomen</text:a>) 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Newcomen Regular */</text:p>
      <text:p text:style-name="P2"/>
      <text:p text:style-name="P2">/* Newcomen Bold */</text:p>
      <text:p text:style-name="P2">@font-face { <text:s text:c="2"/>/* adds a font useable anywhere in the CSS */</text:p>
      <text:p text:style-name="P2"><text:s text:c="2"/>font-family: newcomen, sans-serif;</text:p>
      <text:p text:style-name="P2"><text:s text:c="2"/>font-style: normal;</text:p>
      <text:p text:style-name="P2"><text:s text:c="2"/>font-weight: 700;</text:p>
      <text:p text:style-name="P2"><text:s text:c="2"/>font-display: swap;</text:p>
      <text:p text:style-name="P2"><text:s text:c="2"/>src: url(<text:a xlink:type="simple" xlink:href="https://fonts.adobe.com/fonts/newcomen" text:style-name="Internet_20_link" text:visited-style-name="Visited_20_Internet_20_Link">https://fonts.adobe.com/fonts/newcomen</text:a>) 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<text:soft-page-break/>}</text:p>
      <text:p text:style-name="P2">/* Newcomen Bold */</text:p>
      <text:p text:style-name="P2"/>
      <text:p text:style-name="P2">/* Newcomen <text:span text:style-name="T1">Black</text:span> */</text:p>
      <text:p text:style-name="P2">@font-face { <text:s text:c="2"/>/* adds a font useable anywhere in the CSS */</text:p>
      <text:p text:style-name="P2"><text:s text:c="2"/>font-family: newcomen, sans-serif;</text:p>
      <text:p text:style-name="P2"><text:s text:c="2"/>font-style: normal;</text:p>
      <text:p text:style-name="P2"><text:s text:c="2"/>font-weight: <text:span text:style-name="T1">8</text:span>00;</text:p>
      <text:p text:style-name="P2"><text:s text:c="2"/>font-display: swap;</text:p>
      <text:p text:style-name="P2"><text:s text:c="2"/>src: url(<text:a xlink:type="simple" xlink:href="https://fonts.adobe.com/fonts/newcomen" text:style-name="Internet_20_link" text:visited-style-name="Visited_20_Internet_20_Link">https://fonts.adobe.com/fonts/newcomen</text:a>) 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Newcomen <text:span text:style-name="T1">Black</text:span> */</text:p>
      <text:p text:style-name="P2"/>
      <text:p text:style-name="P2">/* <text:span text:style-name="T1">Mason-Serif OT Regular</text:span> */</text:p>
      <text:p text:style-name="P2">@font-face { <text:s text:c="2"/>/* adds a font useable anywhere in the CSS */</text:p>
      <text:p text:style-name="P2"><text:s text:c="2"/>font-family: <text:span text:style-name="T1">Mason-Serif</text:span>, sans-serif;</text:p>
      <text:p text:style-name="P2"><text:s text:c="2"/>font-style: normal;</text:p>
      <text:p text:style-name="P2"><text:s text:c="2"/>font-weight: <text:span text:style-name="T1">4</text:span>00;</text:p>
      <text:p text:style-name="P2"><text:s text:c="2"/>font-display: swap;</text:p>
      <text:p text:style-name="P2"><text:s text:c="2"/>src: url(<text:a xlink:type="simple" xlink:href="https://fonts.adobe.com/fonts/mason-serif" text:style-name="Internet_20_link" text:visited-style-name="Visited_20_Internet_20_Link">https://fonts.adobe.com/fonts/<text:span text:style-name="T2">mason-serif</text:span></text:a>) 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<text:span text:style-name="T1">Mason-Serif OT Regular</text:span> */</text:p>
      <text:p text:style-name="P2"/>
      <text:p text:style-name="P2"/>
      <text:p text:style-name="P2">/* Antiquarian Scribe Regular */</text:p>
      <text:p text:style-name="P2"><text:soft-page-break/>@font-face { <text:s text:c="2"/>/* adds a font useable anywhere in the CSS */</text:p>
      <text:p text:style-name="P2"><text:s text:c="2"/>font-family: antiquarian-scribe, sans-serif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<text:a xlink:type="simple" xlink:href="https://fonts.adobe.com/fonts/antiquarian-scribe" text:style-name="Internet_20_link" text:visited-style-name="Visited_20_Internet_20_Link">https://fonts.adobe.com/fonts/antiquarian-scribe</text:a>) 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Antiquarian Scribe Regular */</text:p>
      <text:p text:style-name="P2"/>
      <text:p text:style-name="P2">/* <text:span text:style-name="T1">Soul Reave</text:span>r */</text:p>
      <text:p text:style-name="P2">@font-face { <text:s text:c="2"/>/* adds a font useable anywhere in the CSS */</text:p>
      <text:p text:style-name="P2"><text:s text:c="2"/>font-family: <text:span text:style-name="T1">Soul Reaver</text:span>;</text:p>
      <text:p text:style-name="P2"><text:s text:c="2"/>font-style: normal;</text:p>
      <text:p text:style-name="P2"><text:s text:c="2"/>font-weight: 400;</text:p>
      <text:p text:style-name="P2"><text:s text:c="2"/>font-display: swap;</text:p>
      <text:p text:style-name="P2"><text:s text:c="2"/>src: url(<text:a xlink:type="simple" xlink:href="https://fontsfree.net/?s=Soul%20Reaver" text:style-name="Internet_20_link" text:visited-style-name="Visited_20_Internet_20_Link">https://fontsfree.net/?s=Soul%20Reaver</text:a>) 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<text:span text:style-name="T2">Soul Reaver</text:span> */</text:p>
      <text:p text:style-name="P2"/>
      <text:p text:style-name="P2">/* <text:span text:style-name="T6">Mason-Serif OT Bold</text:span> */</text:p>
      <text:p text:style-name="P2">@font-face {</text:p>
      <text:p text:style-name="P2"><text:s text:c="2"/>font-family: <text:span text:style-name="T6">Mason-Serif, sans-serif</text:span>;</text:p>
      <text:p text:style-name="P2"><text:s text:c="2"/>font-style: normal;</text:p>
      <text:p text:style-name="P2"><text:s text:c="2"/>font-weight: <text:span text:style-name="T6">8</text:span>00;</text:p>
      <text:p text:style-name="P2"><text:s text:c="2"/>font-display: swap;</text:p>
      <text:p text:style-name="P5"><text:soft-page-break/>src: url(<text:a xlink:type="simple" xlink:href="https://fonts.adobe.com/fonts/mason-serif" text:style-name="Internet_20_link" text:visited-style-name="Visited_20_Internet_20_Link">https://fonts.adobe.com/fonts/<text:span text:style-name="T2">mason-serif</text:span></text:a>) ;</text:p>
      <text:p text:style-name="P2"><text:s text:c="2"/>unicode-range: U+0000-00FF, U+0131, U+0152-0153, U+02BB-02BC, U+02C6, U+02DA, U+02DC, U+2000-206F, U+2074, U+20AC, U+2122, U+2191, U+2193, U+2212, U+2215, U+FEFF, U+FFFD;</text:p>
      <text:p text:style-name="P2">}</text:p>
      <text:p text:style-name="P2">/* <text:span text:style-name="T6">Mason-Serif OT Bold</text:span> */</text:p>
      <text:p text:style-name="P2"/>
      <text:p text:style-name="P2">/*--------------------------*/</text:p>
      <text:p text:style-name="P2">/* ------ <text:s text:c="2"/>Fonts <text:s text:c="2"/>------- */</text:p>
      <text:p text:style-name="P2">/* -------------------------*/</text:p>
      <text:p text:style-name="P2"/>
      <text:p text:style-name="P2"/>
      <text:p text:style-name="P2"/>
      <text:p text:style-name="P2">/*--------------------------*/</text:p>
      <text:p text:style-name="P2">/* ---- <text:s text:c="2"/>Animations <text:s text:c="2"/>---- */</text:p>
      <text:p text:style-name="P2">/* -------------------------*/</text:p>
      <text:p text:style-name="P2"/>
      <text:p text:style-name="P2">/*added*/</text:p>
      <text:p text:style-name="P2">/* links animation */</text:p>
      <text:p text:style-name="P2">@keyframes linksforfun { <text:s text:c="2"/>/* this creates an animation that tells the website to change font color; it starts at 80% opacity and decreases to 60% */</text:p>
      <text:p text:style-name="P2"><text:s text:c="2"/>from {color: rgba(<text:span text:style-name="T6">252</text:span>, <text:span text:style-name="T6">3</text:span>, <text:span text:style-name="T6">3</text:span>, .8); text-shadow: 0px 1px 4px rgba(<text:span text:style-name="T6">252</text:span>, <text:span text:style-name="T6">3</text:span>, <text:span text:style-name="T6">3</text:span>, .6);}</text:p>
      <text:p text:style-name="P2"><text:s text:c="2"/>to {color: rgba(<text:span text:style-name="T6">157</text:span>, <text:span text:style-name="T6">37</text:span>, <text:span text:style-name="T6">53</text:span>, .6);}</text:p>
      <text:p text:style-name="P2">}</text:p>
      <text:p text:style-name="P2">/* links animation */</text:p>
      <text:p text:style-name="P2"/>
      <text:p text:style-name="P2">/* desktop background animation */</text:p>
      <text:p text:style-name="P2">@keyframes background-desktop { <text:s text:c="2"/>/* this creates an animation that tells the backrgound to move; it will shift the background 600 pixels to the top in a single cycle */</text:p>
      <text:p text:style-name="P2"><text:tab/>from { background-position: 0 0; }</text:p>
      <text:p text:style-name="P2"><text:tab/>to { background-position: 0 -600px; }</text:p>
      <text:p text:style-name="P2"><text:soft-page-break/>}</text:p>
      <text:p text:style-name="P2"/>
      <text:p text:style-name="P2">@keyframes background-desktop-meta {</text:p>
      <text:p text:style-name="P2"><text:tab/>from { background-position: 0 0; }</text:p>
      <text:p text:style-name="P2"><text:tab/>to { background-position: 0 -600px; }</text:p>
      <text:p text:style-name="P2">}</text:p>
      <text:p text:style-name="P2">/* desktop background animation */</text:p>
      <text:p text:style-name="P2"/>
      <text:p text:style-name="P2">/* mobile background animation */</text:p>
      <text:p text:style-name="P2">@keyframes background-mobile {</text:p>
      <text:p text:style-name="P2"><text:tab/>from { background-position: 0 0; }</text:p>
      <text:p text:style-name="P2"><text:tab/>to { background-position: 0 -300px; }</text:p>
      <text:p text:style-name="P2">}</text:p>
      <text:p text:style-name="P2"/>
      <text:p text:style-name="P2">@keyframes background-mobile-meta {</text:p>
      <text:p text:style-name="P2"><text:tab/>from { background-position: 0 0; }</text:p>
      <text:p text:style-name="P2"><text:tab/>to { background-position: 0 300px; }</text:p>
      <text:p text:style-name="P2">}</text:p>
      <text:p text:style-name="P2">/* mobile background animation */</text:p>
      <text:p text:style-name="P2"/>
      <text:p text:style-name="P2">/*Fancy Border Animation*/</text:p>
      <text:p text:style-name="P2"/>
      <text:p text:style-name="P2">@keyframes topanimation {</text:p>
      <text:p text:style-name="P2"><text:s text:c="2"/>0% {</text:p>
      <text:p text:style-name="P2"><text:s text:c="2"/>transform:scaleX(0);</text:p>
      <text:p text:style-name="P2"><text:s text:c="2"/>transform-origin: left;</text:p>
      <text:p text:style-name="P2"><text:s text:c="2"/>}</text:p>
      <text:p text:style-name="P2"><text:s text:c="2"/>50%</text:p>
      <text:p text:style-name="P2"><text:s text:c="2"/>{</text:p>
      <text:p text:style-name="P2"><text:s text:c="4"/>transform:scaleX(1);</text:p>
      <text:p text:style-name="P2"><text:soft-page-break/><text:s text:c="2"/>transform-origin: left;</text:p>
      <text:p text:style-name="P2"><text:s text:c="2"/>}</text:p>
      <text:p text:style-name="P2"><text:s text:c="2"/>50.1%</text:p>
      <text:p text:style-name="P2"><text:s text:c="2"/>{</text:p>
      <text:p text:style-name="P2"><text:s text:c="4"/>transform:scaleX(1);</text:p>
      <text:p text:style-name="P2"><text:s text:c="2"/>transform-origin: right;</text:p>
      <text:p text:style-name="P2"><text:s text:c="4"/></text:p>
      <text:p text:style-name="P2"><text:s text:c="2"/>}</text:p>
      <text:p text:style-name="P2"><text:s text:c="2"/></text:p>
      <text:p text:style-name="P2"><text:s text:c="2"/>100%</text:p>
      <text:p text:style-name="P2"><text:s text:c="2"/>{</text:p>
      <text:p text:style-name="P2"><text:s text:c="4"/>transform:scaleX(0);</text:p>
      <text:p text:style-name="P2"><text:s text:c="2"/>transform-origin: right;</text:p>
      <text:p text:style-name="P2"><text:s text:c="4"/></text:p>
      <text:p text:style-name="P2"><text:s text:c="2"/>}</text:p>
      <text:p text:style-name="P2">} </text:p>
      <text:p text:style-name="P2"/>
      <text:p text:style-name="P2">@keyframes leftanimation {</text:p>
      <text:p text:style-name="P2"><text:s text:c="2"/>0% {</text:p>
      <text:p text:style-name="P2"><text:s text:c="2"/>transform:scaleY(0);</text:p>
      <text:p text:style-name="P2"><text:s text:c="2"/>transform-origin: bottom;</text:p>
      <text:p text:style-name="P2"><text:s text:c="2"/>}</text:p>
      <text:p text:style-name="P2"><text:s text:c="2"/>50%</text:p>
      <text:p text:style-name="P2"><text:s text:c="2"/>{</text:p>
      <text:p text:style-name="P2"><text:s text:c="4"/>transform:scaleY(1);</text:p>
      <text:p text:style-name="P2"><text:s text:c="2"/>transform-origin: bottom;</text:p>
      <text:p text:style-name="P2"><text:s text:c="2"/>}</text:p>
      <text:p text:style-name="P2"><text:s text:c="2"/>50.1%</text:p>
      <text:p text:style-name="P2"><text:s text:c="2"/>{</text:p>
      <text:p text:style-name="P2"><text:s text:c="4"/>transform:scaleY(1);</text:p>
      <text:p text:style-name="P2"><text:soft-page-break/><text:s text:c="2"/>transform-origin: top;</text:p>
      <text:p text:style-name="P2"><text:s text:c="4"/></text:p>
      <text:p text:style-name="P2"><text:s text:c="2"/>}</text:p>
      <text:p text:style-name="P2"><text:s text:c="2"/></text:p>
      <text:p text:style-name="P2"><text:s text:c="2"/>100%</text:p>
      <text:p text:style-name="P2"><text:s text:c="2"/>{</text:p>
      <text:p text:style-name="P2"><text:s text:c="4"/>transform:scaleY(0);</text:p>
      <text:p text:style-name="P2"><text:s text:c="2"/>transform-origin: top;</text:p>
      <text:p text:style-name="P2"><text:s text:c="4"/></text:p>
      <text:p text:style-name="P2"><text:s text:c="2"/>}</text:p>
      <text:p text:style-name="P2">} </text:p>
      <text:p text:style-name="P2">/*Fancy border animation*/</text:p>
      <text:p text:style-name="P2"/>
      <text:p text:style-name="P2">/*--------------------------*/</text:p>
      <text:p text:style-name="P2">/* ---- <text:s text:c="2"/>Animations <text:s text:c="2"/>---- */</text:p>
      <text:p text:style-name="P2">/* -------------------------*/</text:p>
      <text:p text:style-name="P2"/>
      <text:p text:style-name="P2"/>
      <text:p text:style-name="P2"/>
      <text:p text:style-name="P2">/* -------------------------- */</text:p>
      <text:p text:style-name="P2">/* ------ <text:s text:c="2"/>Global <text:s text:c="2"/>-------- */</text:p>
      <text:p text:style-name="P2">/* -------------------------- */</text:p>
      <text:p text:style-name="P2"/>
      <text:p text:style-name="P2"/>
      <text:p text:style-name="P2"/>
      <text:p text:style-name="P2">/* ///Page + Article Background/// */</text:p>
      <text:p text:style-name="P2">.user-css-presentation { <text:s text:c="2"/>/*this affects the overall background of the world*/</text:p>
      <text:p text:style-name="P2">background: url(https://www.worldanvil.com/uploads/images/1d35aa77368b1f5d09934f97ab520ca3.jpg);</text:p>
      <text:p text:style-name="P2">background-size: 50%;</text:p>
      <text:p text:style-name="P2"><text:soft-page-break/>background-attachment: fixed; <text:s text:c="2"/>/*this locks the image on the screen; it wont scroll*/</text:p>
      <text:p text:style-name="P2">}</text:p>
      <text:p text:style-name="P2"/>
      <text:p text:style-name="P2"><text:s/>.user-css.page,</text:p>
      <text:p text:style-name="P2">.user-css-extended .page { <text:s text:c="2"/>/*this affects the large page container*/</text:p>
      <text:p text:style-name="P2"><text:s text:c="3"/>background: url(https://www.worldanvil.com/uploads/images/c39712112e087c258df312b19c4d1081.png);</text:p>
      <text:p text:style-name="P2"><text:s text:c="3"/>background-size: 600px;</text:p>
      <text:p text:style-name="P2"><text:s text:c="3"/>background-clip: padding-box;</text:p>
      <text:p text:style-name="P2"><text:s text:c="3"/>background-position: center;</text:p>
      <text:p text:style-name="P2"><text:s text:c="3"/>background-repeat: repeat;</text:p>
      <text:p text:style-name="P2"><text:s text:c="3"/>animation: background-desktop 10s linear infinite; /*this tells the background to follow a predetermined animation over the duration of 10s for an infinite amount of loops*/</text:p>
      <text:p text:style-name="P2"><text:s text:c="3"/>box-shadow: 0px 0px 0px;</text:p>
      <text:p text:style-name="P2"><text:s text:c="3"/>overflow: auto;</text:p>
      <text:p text:style-name="P2"><text:s text:c="3"/>max-height: 800px;</text:p>
      <text:p text:style-name="P2"><text:s text:c="3"/>padding: 50px;</text:p>
      <text:p text:style-name="P2"><text:s text:c="3"/>border-image-source: url(https://www.worldanvil.com/uploads/images/2b88f3db8d33b709acdd1dc47b585096.png);</text:p>
      <text:p text:style-name="P2"><text:s text:c="3"/>border-image-slice: 20; /*complicated magic that lets you use custom borders. If you can explain this to me please help.*/</text:p>
      <text:p text:style-name="P2"><text:s text:c="3"/>border-image-repeat: repeat;</text:p>
      <text:p text:style-name="P2"><text:s text:c="3"/>border-width: 20px;</text:p>
      <text:p text:style-name="P2"><text:s text:c="3"/>border-style: solid;</text:p>
      <text:p text:style-name="P2"><text:s text:c="3"/>border-image-outset: 0px;</text:p>
      <text:p text:style-name="P2">}</text:p>
      <text:p text:style-name="P2">/* ///Page + Article Background/// */</text:p>
      <text:p text:style-name="P6"/>
      <text:p text:style-name="P2"/>
      <text:p text:style-name="P2"/>
      <text:p text:style-name="P2">/* ///Font Styling Global/// */</text:p>
      <text:p text:style-name="P2"><text:soft-page-break/>.user-css {</text:p>
      <text:p text:style-name="P2"><text:s text:c="3"/>color: rgba(0, 255, 255, .7); <text:s text:c="2"/>/*changes the color of associated text*/</text:p>
      <text:p text:style-name="P2"><text:s text:c="3"/>font-family: Newcomen, sans-serif; <text:s text:c="2"/>/*changes the font of associated text*/</text:p>
      <text:p text:style-name="P2"><text:s text:c="3"/>font-size: 15px; <text:s text:c="2"/>/*changes the font size of associated text*/</text:p>
      <text:p text:style-name="P2"><text:s text:c="3"/>line-height: 1.5; <text:s text:c="2"/>/*changes the line spacing of associated text*/</text:p>
      <text:p text:style-name="P2">}</text:p>
      <text:p text:style-name="P2"/>
      <text:p text:style-name="P2"/>
      <text:p text:style-name="P2">.user-css-extended {</text:p>
      <text:p text:style-name="P2"><text:s text:c="3"/>color: rgba(0, 255, 255, .7);</text:p>
      <text:p text:style-name="P2"><text:s text:c="3"/>font-family: Newcomen, sans-serif;</text:p>
      <text:p text:style-name="P2"><text:s text:c="3"/>font-size: 15px;</text:p>
      <text:p text:style-name="P2"><text:s text:c="3"/>line-height: 1.5;</text:p>
      <text:p text:style-name="P2">}</text:p>
      <text:p text:style-name="P2">/* ///Font Styling Global/// */</text:p>
      <text:p text:style-name="P2"/>
      <text:p text:style-name="P2"/>
      <text:p text:style-name="P2"/>
      <text:p text:style-name="P2">/* ///Font Styling H1/// */</text:p>
      <text:p text:style-name="P2">.user-css h1 {</text:p>
      <text:p text:style-name="P2"><text:s text:c="3"/>font-family: Newcomen, sans-serif;</text:p>
      <text:p text:style-name="P2"><text:s text:c="3"/>font-size: 65px;</text:p>
      <text:p text:style-name="P2"><text:s text:c="3"/>color: rgba(0, 255, 255, .6);</text:p>
      <text:p text:style-name="P2">}</text:p>
      <text:p text:style-name="P2"/>
      <text:p text:style-name="P2"/>
      <text:p text:style-name="P2">.user-css-extended h1 {</text:p>
      <text:p text:style-name="P2"><text:s text:c="3"/>font-family: Newcomen, sans-serif;</text:p>
      <text:p text:style-name="P2"><text:s text:c="3"/>font-size: 65px;</text:p>
      <text:p text:style-name="P2"><text:s text:c="3"/>color: rgba(0, 255, 255, .6);</text:p>
      <text:p text:style-name="P2"><text:soft-page-break/>}</text:p>
      <text:p text:style-name="P2">/* ///Font Styling H1/// */</text:p>
      <text:p text:style-name="P2"/>
      <text:p text:style-name="P2"/>
      <text:p text:style-name="P2"/>
      <text:p text:style-name="P2">/* ///Font Styling H2/// */</text:p>
      <text:p text:style-name="P2">.user-css h2 {</text:p>
      <text:p text:style-name="P2"><text:s text:c="3"/>text-align: left; <text:s text:c="2"/>/*aligns the text (left/right/center)*/</text:p>
      <text:p text:style-name="P2"><text:s text:c="3"/>font-size: 35px;</text:p>
      <text:p text:style-name="P2"><text:s text:c="3"/>text-shadow: 0px 5px 5px rgba(0, 100, 100, .6); <text:s text:c="2"/>/*gives associated text a shadow; (left/right) (top/bottom) (shadow size) (color)*/</text:p>
      <text:p text:style-name="P2"><text:s text:c="3"/>margin-bottom: 5px;</text:p>
      <text:p text:style-name="P2"><text:s text:c="3"/>padding: 0px;</text:p>
      <text:p text:style-name="P2"><text:s text:c="3"/>border-bottom-width: 1px;</text:p>
      <text:p text:style-name="P2"><text:s text:c="3"/>border-bottom-style: solid;</text:p>
      <text:p text:style-name="P2"><text:s text:c="3"/>border-bottom-color: rgba(0, 255, 255, .6);</text:p>
      <text:p text:style-name="P2"><text:s text:c="3"/>color: rgba(0, 255, 255, .6);</text:p>
      <text:p text:style-name="P2"><text:s text:c="3"/>font-family: Newcomen, sans-serif;</text:p>
      <text:p text:style-name="P2">}</text:p>
      <text:p text:style-name="P2"/>
      <text:p text:style-name="P2"/>
      <text:p text:style-name="P2">.user-css-extended h2 {</text:p>
      <text:p text:style-name="P2"><text:s text:c="3"/>text-align: left;</text:p>
      <text:p text:style-name="P2"><text:s text:c="3"/>font-size: 35px;</text:p>
      <text:p text:style-name="P2"><text:s text:c="3"/>text-shadow: 0px 5px 5px rgba(0, 100, 100, .6);</text:p>
      <text:p text:style-name="P2"><text:s text:c="3"/>margin-bottom: 5px;</text:p>
      <text:p text:style-name="P2"><text:s text:c="3"/>padding: 0px;</text:p>
      <text:p text:style-name="P2"><text:s text:c="3"/>border-bottom-width: 1px;</text:p>
      <text:p text:style-name="P2"><text:s text:c="3"/>border-bottom-style: solid;</text:p>
      <text:p text:style-name="P2"><text:s text:c="3"/>border-bottom-color: rgba(0, 255, 255, .6);</text:p>
      <text:p text:style-name="P2"><text:soft-page-break/><text:s text:c="3"/>color: rgba(0, 255, 255, .6);</text:p>
      <text:p text:style-name="P2"><text:s text:c="3"/>font-family: Newcomen, sans-serif;</text:p>
      <text:p text:style-name="P2">}</text:p>
      <text:p text:style-name="P2">/* ///Font Styling H2/// */</text:p>
      <text:p text:style-name="P2"/>
      <text:p text:style-name="P2"/>
      <text:p text:style-name="P2"/>
      <text:p text:style-name="P2">/* ///Font Styling H3/// */</text:p>
      <text:p text:style-name="P2">.user-css h3 {</text:p>
      <text:p text:style-name="P2"><text:s text:c="3"/>text-align: left;</text:p>
      <text:p text:style-name="P2"><text:s text:c="3"/>font-size: 35px;</text:p>
      <text:p text:style-name="P2"><text:s text:c="3"/>text-shadow: 0px 5px 5px rgba(<text:span text:style-name="T6">36</text:span>, <text:span text:style-name="T6">36</text:span>, <text:span text:style-name="T6">36</text:span>, .6);</text:p>
      <text:p text:style-name="P2"><text:s text:c="3"/>margin-bottom: 5px;</text:p>
      <text:p text:style-name="P2"><text:s text:c="3"/>padding: 0px;</text:p>
      <text:p text:style-name="P2"><text:s text:c="3"/>color: rgba(<text:span text:style-name="T6">255</text:span>, <text:span text:style-name="T6">3</text:span>, <text:span text:style-name="T6">3</text:span>, .6);</text:p>
      <text:p text:style-name="P2"><text:s text:c="3"/>font-family: <text:span text:style-name="T6">Newcomen Bold</text:span>;</text:p>
      <text:p text:style-name="P2">}</text:p>
      <text:p text:style-name="P2"/>
      <text:p text:style-name="P2"/>
      <text:p text:style-name="P2">.user-css-extended h3 {</text:p>
      <text:p text:style-name="P2"><text:s text:c="3"/>text-align: left;</text:p>
      <text:p text:style-name="P2"><text:s text:c="3"/>font-size: 35px;</text:p>
      <text:p text:style-name="P2"><text:s text:c="3"/>text-shadow: 0px 5px 5px rgba(0, 100, 100, .6);</text:p>
      <text:p text:style-name="P2"><text:s text:c="3"/>margin-bottom: 5px;</text:p>
      <text:p text:style-name="P2"><text:s text:c="3"/>padding: 0px;</text:p>
      <text:p text:style-name="P2"><text:s text:c="3"/>color: rgba(0, 255, 255, .6);</text:p>
      <text:p text:style-name="P2"><text:s text:c="3"/>font-family: Newcomen, sans-serif;</text:p>
      <text:p text:style-name="P2">}</text:p>
      <text:p text:style-name="P2">/* ///Font Styling H3/// */</text:p>
      <text:p text:style-name="P2"/>
      <text:p text:style-name="P2"><text:soft-page-break/></text:p>
      <text:p text:style-name="P2"/>
      <text:p text:style-name="P2">/* ///Font Styling/// H4 */</text:p>
      <text:p text:style-name="P2">.user-css h4 {</text:p>
      <text:p text:style-name="P2"><text:s text:c="3"/>text-align: left;</text:p>
      <text:p text:style-name="P2"><text:s text:c="3"/>font-size: 25px;</text:p>
      <text:p text:style-name="P2"><text:s text:c="3"/>text-shadow: 0px 5px 5px rgba(0, 100, 100, .6);</text:p>
      <text:p text:style-name="P2"><text:s text:c="3"/>margin-bottom: 0px;</text:p>
      <text:p text:style-name="P2"><text:s text:c="3"/>padding: 0px;</text:p>
      <text:p text:style-name="P2"><text:s text:c="3"/>color: rgba(0, 255, 255, .6);</text:p>
      <text:p text:style-name="P2"><text:s text:c="3"/>font-family: Newcomen, sans-serif;</text:p>
      <text:p text:style-name="P2">}</text:p>
      <text:p text:style-name="P2"/>
      <text:p text:style-name="P2"/>
      <text:p text:style-name="P2">.user-css-extended h4 {</text:p>
      <text:p text:style-name="P2"><text:s text:c="3"/>text-align: left;</text:p>
      <text:p text:style-name="P2"><text:s text:c="3"/>font-size: 25px;</text:p>
      <text:p text:style-name="P2"><text:s text:c="3"/>text-shadow: 0px 5px 5px rgba(0, 100, 100, .6);</text:p>
      <text:p text:style-name="P2"><text:s text:c="3"/>margin-bottom: 0px;</text:p>
      <text:p text:style-name="P2"><text:s text:c="3"/>padding: 0px;</text:p>
      <text:p text:style-name="P2"><text:s text:c="3"/>color: rgba(0, 255, 255, .6);</text:p>
      <text:p text:style-name="P2"><text:s text:c="3"/>font-family: Newcomen, sans-serif;</text:p>
      <text:p text:style-name="P2">}</text:p>
      <text:p text:style-name="P2">/* ///Font Styling H4/// */</text:p>
      <text:p text:style-name="P2"/>
      <text:p text:style-name="P2"/>
      <text:p text:style-name="P2"/>
      <text:p text:style-name="P2">/* ///Font Styling H5/// */</text:p>
      <text:p text:style-name="P2">.user-css h5 {</text:p>
      <text:p text:style-name="P2"><text:s text:c="3"/>text-align: left;</text:p>
      <text:p text:style-name="P2"><text:soft-page-break/><text:s text:c="3"/>font-size: 25px;</text:p>
      <text:p text:style-name="P2"><text:s text:c="3"/>text-shadow: 0px 5px 5px rgba(0, 100, 100, .6);</text:p>
      <text:p text:style-name="P2"><text:s text:c="3"/>margin-bottom: 0px;</text:p>
      <text:p text:style-name="P2"><text:s text:c="3"/>padding: 0px;</text:p>
      <text:p text:style-name="P2"><text:s text:c="3"/>color: rgba(0, 255, 255, .6);</text:p>
      <text:p text:style-name="P2"><text:s text:c="3"/>font-family: Newcomen, sans-serif;</text:p>
      <text:p text:style-name="P2">}</text:p>
      <text:p text:style-name="P2"/>
      <text:p text:style-name="P2"/>
      <text:p text:style-name="P2">.user-css-extended h5 {</text:p>
      <text:p text:style-name="P2"><text:s text:c="3"/>text-align: left;</text:p>
      <text:p text:style-name="P2"><text:s text:c="3"/>font-size: 25px;</text:p>
      <text:p text:style-name="P2"><text:s text:c="3"/>text-shadow: 0px 5px 5px rgba(0, 100, 100, .6);</text:p>
      <text:p text:style-name="P2"><text:s text:c="3"/>margin-bottom: 0px;</text:p>
      <text:p text:style-name="P2"><text:s text:c="3"/>padding: 0px;</text:p>
      <text:p text:style-name="P2"><text:s text:c="3"/>color: rgba(0, 255, 255, .6);</text:p>
      <text:p text:style-name="P2"><text:s text:c="3"/>font-family: Newcomen, sans-serif;</text:p>
      <text:p text:style-name="P2">}</text:p>
      <text:p text:style-name="P2">/* ///Font Styling H5/// */</text:p>
      <text:p text:style-name="P2"/>
      <text:p text:style-name="P2"/>
      <text:p text:style-name="P2"/>
      <text:p text:style-name="P2">/* ///Spans/// */ <text:s text:c="2"/>/*don't remember what is considered span but I wrote it for a reason*/</text:p>
      <text:p text:style-name="P2">.user-css span {</text:p>
      <text:p text:style-name="P2"><text:s text:c="3"/>font-family: Newcomen, sans-serif;</text:p>
      <text:p text:style-name="P2"><text:s text:c="3"/>color: rgba(0, 255, 255, .6);</text:p>
      <text:p text:style-name="P2">}</text:p>
      <text:p text:style-name="P2"/>
      <text:p text:style-name="P2"/>
      <text:p text:style-name="P2">.user-css-extended span {</text:p>
      <text:p text:style-name="P2"><text:soft-page-break/><text:s text:c="3"/>font-family: Newcomen, sans-serif;</text:p>
      <text:p text:style-name="P2"><text:s text:c="3"/>color: rgba(0, 255, 255, .6);</text:p>
      <text:p text:style-name="P2">}</text:p>
      <text:p text:style-name="P2">/* ///Spans/// */</text:p>
      <text:p text:style-name="P2"/>
      <text:p text:style-name="P2"/>
      <text:p text:style-name="P2"/>
      <text:p text:style-name="P2">/* ///Font Styling Links/// */</text:p>
      <text:p text:style-name="P2">.user-css a {</text:p>
      <text:p text:style-name="P2"><text:s text:c="3"/>font-family: Soul Reaver;</text:p>
      <text:p text:style-name="P2"><text:s text:c="3"/>font-size: 16px;</text:p>
      <text:p text:style-name="P2"><text:s text:c="3"/>color: rgba(0, 255, 255, .6);</text:p>
      <text:p text:style-name="P2"><text:s text:c="3"/>animation: linksforfun 2.0s infinite;</text:p>
      <text:p text:style-name="P2">}</text:p>
      <text:p text:style-name="P2"/>
      <text:p text:style-name="P2"/>
      <text:p text:style-name="P2">.user-css a:hover{ <text:s/>/*adding :hover following the container will allow editing of hover characteristics. The following line increases the opacity of links when hovered over*/ </text:p>
      <text:p text:style-name="P2"><text:s text:c="3"/>color: rgba(0, 255, 255, .8);</text:p>
      <text:p text:style-name="P2">}</text:p>
      <text:p text:style-name="P2"/>
      <text:p text:style-name="P2"/>
      <text:p text:style-name="P2">.user-css-extended a {</text:p>
      <text:p text:style-name="P2"><text:s text:c="3"/>font-family: Soul Reaver;</text:p>
      <text:p text:style-name="P2"><text:s text:c="3"/>font-size: 16px;</text:p>
      <text:p text:style-name="P2"><text:s text:c="3"/>color: rgba(0, 255, 255, .6);</text:p>
      <text:p text:style-name="P2"><text:s text:c="3"/>animation: linksforfun 2.0s infinite;</text:p>
      <text:p text:style-name="P2">}</text:p>
      <text:p text:style-name="P2"/>
      <text:p text:style-name="P2"/>
      <text:p text:style-name="P2"><text:soft-page-break/>.user-css-extended a:hover{</text:p>
      <text:p text:style-name="P2"><text:s text:c="3"/>color: rgba(0, 255, 255, .8);</text:p>
      <text:p text:style-name="P2">}</text:p>
      <text:p text:style-name="P2">/* ///Font Styling Links/// */</text:p>
      <text:p text:style-name="P2"/>
      <text:p text:style-name="P2"/>
      <text:p text:style-name="P2"/>
      <text:p text:style-name="P2">/* ///Font Styling Homepage Followers/// */</text:p>
      <text:p text:style-name="P2">.user-css-followers-counter-number a {</text:p>
      <text:p text:style-name="P2"><text:s text:c="3"/>font-size: 18px;</text:p>
      <text:p text:style-name="P2">}</text:p>
      <text:p text:style-name="P2">/* ///Font Styling Homepage Followers/// */</text:p>
      <text:p text:style-name="P2"/>
      <text:p text:style-name="P2"/>
      <text:p text:style-name="P2"/>
      <text:p text:style-name="P2">/* ///Icons/// */</text:p>
      <text:p text:style-name="P2">.user-css i {</text:p>
      <text:p text:style-name="P2"><text:s text:c="3"/>color: rgba(0, 255, 255, .6);</text:p>
      <text:p text:style-name="P2">}</text:p>
      <text:p text:style-name="P2"/>
      <text:p text:style-name="P2"/>
      <text:p text:style-name="P2">.user-css-extended i {</text:p>
      <text:p text:style-name="P2"><text:s text:c="3"/>color: rgba(0, 255, 255, .6);</text:p>
      <text:p text:style-name="P2">}</text:p>
      <text:p text:style-name="P2">/* ///Icons/// */</text:p>
      <text:p text:style-name="P2"/>
      <text:p text:style-name="P2"/>
      <text:p text:style-name="P2"/>
      <text:p text:style-name="P2">/* ///Horizontal Rule Styling/// */</text:p>
      <text:p text:style-name="P2">.user-css hr{</text:p>
      <text:p text:style-name="P2"><text:soft-page-break/><text:s text:c="3"/>border-top: 2px solid;</text:p>
      <text:p text:style-name="P2"><text:s text:c="3"/>border-top-color: rgba(0, 255, 255, .6);</text:p>
      <text:p text:style-name="P2">}</text:p>
      <text:p text:style-name="P2">/* ///Horizontal Rule Styling/// */</text:p>
      <text:p text:style-name="P2"/>
      <text:p text:style-name="P2"/>
      <text:p text:style-name="P2"/>
      <text:p text:style-name="P2">/* Scrollbar Styling */</text:p>
      <text:p text:style-name="P2">/*these lines allow you to make custom scroll bars for your world*/</text:p>
      <text:p text:style-name="P2">.user-css.page::-webkit-scrollbar { <text:s text:c="2"/>/*the scrollbar for inside the main container (not the scrollbar for the entire page*/</text:p>
      <text:p text:style-name="P2"><text:s text:c="3"/>width: 7px;</text:p>
      <text:p text:style-name="P2">}</text:p>
      <text:p text:style-name="P2"/>
      <text:p text:style-name="P2">.user-css.page::-webkit-scrollbar-track { <text:s text:c="2"/>/*the track*/</text:p>
      <text:p text:style-name="P2"><text:s text:c="3"/>background: rgba(0, 255, 255, .1);</text:p>
      <text:p text:style-name="P2">}</text:p>
      <text:p text:style-name="P2"/>
      <text:p text:style-name="P2">.user-css.page::-webkit-scrollbar-thumb { <text:s text:c="2"/>/*the scrolly bit, aka thumb*/</text:p>
      <text:p text:style-name="P2"><text:s text:c="3"/>background: rgba(0, 255, 255, .3);</text:p>
      <text:p text:style-name="P2"><text:s text:c="3"/>border-radius: 5px;</text:p>
      <text:p text:style-name="P2">}</text:p>
      <text:p text:style-name="P2"/>
      <text:p text:style-name="P2">.user-css.page::-webkit-scrollbar-thumb:hover { <text:s text:c="2"/>/*the thumb when hovered over*/</text:p>
      <text:p text:style-name="P2"><text:s text:c="3"/>background: rgba(0, 255, 255, .6);</text:p>
      <text:p text:style-name="P2">}</text:p>
      <text:p text:style-name="P2"/>
      <text:p text:style-name="P2">.user-css-presentation .page::-webkit-scrollbar { <text:s text:c="2"/>/*the scrollbar for the comments container*/</text:p>
      <text:p text:style-name="P2"><text:s text:c="3"/>width: 7px;</text:p>
      <text:p text:style-name="P2">}</text:p>
      <text:p text:style-name="P2"><text:soft-page-break/></text:p>
      <text:p text:style-name="P2">.user-css-presentation .page::-webkit-scrollbar-track { <text:s text:c="2"/>/*the track for the comments container*/</text:p>
      <text:p text:style-name="P2"><text:s text:c="3"/>background: rgba(0, 255, 255, .1);</text:p>
      <text:p text:style-name="P2">}</text:p>
      <text:p text:style-name="P2"/>
      <text:p text:style-name="P2">.user-css-presentation .page::-webkit-scrollbar-thumb { <text:s text:c="2"/>/*the thumb for the comments container*/</text:p>
      <text:p text:style-name="P2"><text:s text:c="3"/>background: rgba(0, 255, 255, .3);</text:p>
      <text:p text:style-name="P2"><text:s text:c="3"/>border-radius: 5px;</text:p>
      <text:p text:style-name="P2">}</text:p>
      <text:p text:style-name="P2"/>
      <text:p text:style-name="P2">.user-css-presentation .page::-webkit-scrollbar-thumb:hover { <text:s text:c="2"/>/*the thumb for the comments container when hovered over*/</text:p>
      <text:p text:style-name="P2"><text:s text:c="3"/>background: rgba(0, 255, 255, .6);</text:p>
      <text:p text:style-name="P2">}</text:p>
      <text:p text:style-name="P2"/>
      <text:p text:style-name="P2">.user-css-presentation div#world-navigation-sidebar::-webkit-scrollbar { <text:s text:c="2"/>/*the scrollbar for the navigation sidebar container*/</text:p>
      <text:p text:style-name="P2"><text:s text:c="3"/>width: 7px;</text:p>
      <text:p text:style-name="P2">}</text:p>
      <text:p text:style-name="P2"/>
      <text:p text:style-name="P2">.user-css-presentation div#world-navigation-sidebar::-webkit-scrollbar-track { <text:s text:c="2"/>/*the track for the navigation sidebar container*/</text:p>
      <text:p text:style-name="P2"><text:s text:c="3"/>background: rgba(0, 255, 255, .1);</text:p>
      <text:p text:style-name="P2">}</text:p>
      <text:p text:style-name="P2"/>
      <text:p text:style-name="P2">.user-css-presentation div#world-navigation-sidebar::-webkit-scrollbar-thumb { <text:s text:c="2"/>/*the thumb for the navigation sidebar container*/</text:p>
      <text:p text:style-name="P2"><text:s text:c="3"/>background: rgba(0, 255, 255, .3);</text:p>
      <text:p text:style-name="P2"><text:s text:c="3"/>border-radius: 5px;</text:p>
      <text:p text:style-name="P2">}</text:p>
      <text:p text:style-name="P2"/>
      <text:p text:style-name="P2"><text:soft-page-break/>.user-css-presentation div#world-navigation-sidebar::-webkit-scrollbar-thumb:hover { <text:s text:c="2"/>/*the thumb for the navigation sidebar container when hovered over*/</text:p>
      <text:p text:style-name="P2"><text:s text:c="3"/>background: rgba(0, 255, 255, .6);</text:p>
      <text:p text:style-name="P2">}</text:p>
      <text:p text:style-name="P2">/* Scrollbar Styling */</text:p>
      <text:p text:style-name="P2"/>
      <text:p text:style-name="P2"/>
      <text:p text:style-name="P2"/>
      <text:p text:style-name="P2">/* Navigation Sidebar */</text:p>
      <text:p text:style-name="P2">.user-css-presentation div#world-navigation-sidebar { /*the sidebar itself*/</text:p>
      <text:p text:style-name="P2"><text:s text:c="3"/>background: url(https://www.worldanvil.com/uploads/images/c39712112e087c258df312b19c4d1081.png);</text:p>
      <text:p text:style-name="P2"><text:s text:c="3"/>background-clip: padding-box;</text:p>
      <text:p text:style-name="P2"><text:s text:c="3"/>background-color: rgba(0, 200,200,.0);</text:p>
      <text:p text:style-name="P2"><text:s text:c="3"/>border-image-source: url(https://www.worldanvil.com/uploads/images/2b88f3db8d33b709acdd1dc47b585096.png);</text:p>
      <text:p text:style-name="P2"><text:s text:c="3"/>border-image-slice: 20;</text:p>
      <text:p text:style-name="P2"><text:s text:c="3"/>border-image-repeat: stretch;</text:p>
      <text:p text:style-name="P2"><text:s text:c="3"/>border-width: 20px;</text:p>
      <text:p text:style-name="P2"><text:s text:c="3"/>border-style: solid;</text:p>
      <text:p text:style-name="P2"><text:s text:c="3"/>border-image-outset: 0px;</text:p>
      <text:p text:style-name="P2"><text:s text:c="3"/>max-width: none;</text:p>
      <text:p text:style-name="P2"><text:s text:c="3"/>width: 1500px;</text:p>
      <text:p text:style-name="P2"><text:s text:c="3"/>left: -1200px;</text:p>
      <text:p text:style-name="P2"><text:s text:c="3"/>padding-left: 1200px;</text:p>
      <text:p text:style-name="P2"><text:s text:c="3"/>box-shadow: none;</text:p>
      <text:p text:style-name="P2">}</text:p>
      <text:p text:style-name="P2"/>
      <text:p text:style-name="P2">.user-css-presentation div#world-navigation-sidebar i{ <text:s text:c="2"/>/*icons in the sidebar*/</text:p>
      <text:p text:style-name="P2"><text:s text:c="3"/>color: rgba(0,255,255, .6)</text:p>
      <text:p text:style-name="P2">}</text:p>
      <text:p text:style-name="P2"><text:soft-page-break/></text:p>
      <text:p text:style-name="P2">.user-css#world-navigation-sidebar[style^=display] { <text:s text:c="2"/>/*the sidebar while closed*/</text:p>
      <text:p text:style-name="P2"><text:s text:c="4"/>left: -1480px !important; /*this is so mine slides in and out, instead of just appearing*/</text:p>
      <text:p text:style-name="P2"><text:s text:c="4"/>display: block !important;</text:p>
      <text:p text:style-name="P2"><text:s text:c="4"/>transition: left 1.8s; /*this is so mine slides in and out, instead of just appearing*/</text:p>
      <text:p text:style-name="P2">}</text:p>
      <text:p text:style-name="P2"/>
      <text:p text:style-name="P2">#world-navigation-sidebar { <text:s text:c="2"/>/*sidebar position when open*/</text:p>
      <text:p text:style-name="P2"><text:s text:c="4"/>display: block!important;</text:p>
      <text:p text:style-name="P2"><text:s text:c="4"/>transition: left 1s; /*this is so mine slides in and out, instead of just appearing*/</text:p>
      <text:p text:style-name="P2">}</text:p>
      <text:p text:style-name="P2"/>
      <text:p text:style-name="P2">.user-css-presentation .world-navigation-palette-trigger-inactive { <text:s text:c="2"/>/*the sidebar button when closed*/</text:p>
      <text:p text:style-name="P2"><text:s text:c="3"/>left: 13px;</text:p>
      <text:p text:style-name="P2"><text:s text:c="3"/>transition: left 1.8s;</text:p>
      <text:p text:style-name="P2"><text:s text:c="3"/>background: rgba(0, 255, 255, .15);</text:p>
      <text:p text:style-name="P2"><text:s text:c="3"/>border: 3px solid rgba(0,255,255,.6);</text:p>
      <text:p text:style-name="P2"><text:s text:c="3"/>border-radius: 3px;</text:p>
      <text:p text:style-name="P2">}</text:p>
      <text:p text:style-name="P2"/>
      <text:p text:style-name="P2">.user-css-presentation .world-navigation-palette-trigger-inactive i{ <text:s text:c="2"/>/*the small icon in the sidebar button when closed*/</text:p>
      <text:p text:style-name="P2"><text:s text:c="3"/>color: rgba(0,0,0,0);</text:p>
      <text:p text:style-name="P2"><text:s text:c="3"/>font-size: 0px;</text:p>
      <text:p text:style-name="P2">}</text:p>
      <text:p text:style-name="P2"/>
      <text:p text:style-name="P2">.user-css-presentation .world-navigation-palette-trigger-active { <text:s text:c="2"/>/*the sidebar button when open*/</text:p>
      <text:p text:style-name="P2"><text:s text:c="3"/>left: 293px;</text:p>
      <text:p text:style-name="P2"><text:s text:c="3"/>transition: left 1s;</text:p>
      <text:p text:style-name="P2"><text:s text:c="3"/>background: rgba(0, 255, 255, .15);</text:p>
      <text:p text:style-name="P2"><text:soft-page-break/><text:s text:c="3"/>border: 3px solid rgba(0,255,255,.6);</text:p>
      <text:p text:style-name="P2"><text:s text:c="3"/>border-radius: 3px;</text:p>
      <text:p text:style-name="P2">}</text:p>
      <text:p text:style-name="P2"/>
      <text:p text:style-name="P2">.user-css-presentation .world-navigation-palette-trigger-active i{ <text:s text:c="2"/>/*the small icon in the sidebar button when opened*/</text:p>
      <text:p text:style-name="P2"><text:s text:c="3"/>color: rgba(0,0,0,0);</text:p>
      <text:p text:style-name="P2"><text:s text:c="3"/>font-size: 0px;</text:p>
      <text:p text:style-name="P2">}</text:p>
      <text:p text:style-name="P2">/* Navigation Sidebar */</text:p>
      <text:p text:style-name="P2"/>
      <text:p text:style-name="P2"/>
      <text:p text:style-name="P2"/>
      <text:p text:style-name="P2">/* ///World Title Box/// */</text:p>
      <text:p text:style-name="P2">.user-css .world-title { <text:s text:c="2"/>/*In order to design my own animated title for the world homepage, I first hid the actual title by reducing the opacity to 0. I then drew a gif of the animated title. Then, in the container where the title sits, I made the background the aforementioned gif. Boom bada bang animated title.*/</text:p>
      <text:p text:style-name="P2"><text:s text:c="3"/>font-size: 75px;</text:p>
      <text:p text:style-name="P2"><text:s text:c="3"/>text-shadow: 0px 5px 5px rgba(0, 100, 100, .0);</text:p>
      <text:p text:style-name="P2"><text:s text:c="3"/>margin-top: 45px;</text:p>
      <text:p text:style-name="P2"><text:s text:c="3"/>margin-bottom: 0px;</text:p>
      <text:p text:style-name="P2"><text:s text:c="3"/>padding: 30px;</text:p>
      <text:p text:style-name="P2"><text:s text:c="3"/>background: url(https://www.worldanvil.com/uploads/images/8f558a520891ad67a01d021636f931db.gif);</text:p>
      <text:p text:style-name="P2"><text:s text:c="3"/>background-size: 100%;</text:p>
      <text:p text:style-name="P2"><text:s text:c="3"/>background-repeat: no-repeat;</text:p>
      <text:p text:style-name="P2"><text:s text:c="3"/>background-position: center;</text:p>
      <text:p text:style-name="P2"><text:s text:c="3"/>color: rgba(0, 100, 100, .0);</text:p>
      <text:p text:style-name="P2">}</text:p>
      <text:p text:style-name="P2"/>
      <text:p text:style-name="P2"><text:soft-page-break/>.user-css div.author-item.world-author { <text:s text:c="2"/>/*the world author text on the main page*/</text:p>
      <text:p text:style-name="P2"><text:s text:c="3"/>padding-top: 0px;</text:p>
      <text:p text:style-name="P2">}</text:p>
      <text:p text:style-name="P2">/* ///World Title Box/// */</text:p>
      <text:p text:style-name="P2"/>
      <text:p text:style-name="P2"/>
      <text:p text:style-name="P2"/>
      <text:p text:style-name="P2">/* World Row */</text:p>
      <text:p text:style-name="P2">/* unused in Perillel*/</text:p>
      <text:p text:style-name="P2">.user-css.page-world-homepage div.world-content { <text:s text:c="2"/>/*a container surrounding all of the sections of the main world page*/</text:p>
      <text:p text:style-name="P2"/>
      <text:p text:style-name="P2">}</text:p>
      <text:p text:style-name="P2"/>
      <text:p text:style-name="P2">/*timelines header*/</text:p>
      <text:p text:style-name="P2">.user-css .timelines-list-header { <text:s text:c="2"/>/*hides the timelines header and makes the container effectively disappear*/</text:p>
      <text:p text:style-name="P2"><text:s text:c="3"/>visibility: hidden;</text:p>
      <text:p text:style-name="P2"><text:s text:c="3"/>height: 0px;</text:p>
      <text:p text:style-name="P2"><text:s text:c="3"/>width: 0px;</text:p>
      <text:p text:style-name="P2">}</text:p>
      <text:p text:style-name="P2"/>
      <text:p text:style-name="P2">/* This code turns the article lists into a 2x2 grid (doesn't work for mobile) - unused in Perillel</text:p>
      <text:p text:style-name="P2">.user-css div.world-featured-articles ul.article-list li{</text:p>
      <text:p text:style-name="P2"><text:s text:c="3"/>width: 50%;</text:p>
      <text:p text:style-name="P2"><text:s text:c="3"/>float: left;</text:p>
      <text:p text:style-name="P2">}</text:p>
      <text:p text:style-name="P2"/>
      <text:p text:style-name="P2">.user-css div.world-recent-articles ul.article-list li{</text:p>
      <text:p text:style-name="P2"><text:s text:c="3"/>width: 50%;</text:p>
      <text:p text:style-name="P2"><text:soft-page-break/><text:s text:c="3"/>float: left;</text:p>
      <text:p text:style-name="P2">}</text:p>
      <text:p text:style-name="P2"/>
      <text:p text:style-name="P2">.user-css div.world-recent-articles h2{</text:p>
      <text:p text:style-name="P2"><text:s text:c="3"/>float: left;</text:p>
      <text:p text:style-name="P2">}</text:p>
      <text:p text:style-name="P2">*/</text:p>
      <text:p text:style-name="P2">/* World Row */</text:p>
      <text:p text:style-name="P2"/>
      <text:p text:style-name="P2"/>
      <text:p text:style-name="P2"/>
      <text:p text:style-name="P2">/* World Table of Contents */</text:p>
      <text:p text:style-name="P2">.user-css div.followers-counter div.panel { <text:s text:c="2"/>/*the followers panel on the main page*/</text:p>
      <text:p text:style-name="P2"><text:s text:c="3"/>background: rgba(0, 255, 255, .15);</text:p>
      <text:p text:style-name="P2"><text:s text:c="3"/>border: 4px solid rgba(0,255,255,.4);</text:p>
      <text:p text:style-name="P2"><text:s text:c="3"/>box-shadow: 0px 3px 3px rgba(0, 255, 255, .2);</text:p>
      <text:p text:style-name="P2"><text:s text:c="3"/>border-radius: 4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Newcomen, sans-serif;</text:p>
      <text:p text:style-name="P2"><text:s text:c="3"/>font-size: 20px;</text:p>
      <text:p text:style-name="P2">}</text:p>
      <text:p text:style-name="P2">/* World Table of Contents */</text:p>
      <text:p text:style-name="P2"/>
      <text:p text:style-name="P2"/>
      <text:p text:style-name="P2"/>
      <text:p text:style-name="P2">/* Homepage Map Panel */</text:p>
      <text:p text:style-name="P2">.user-css li.map-box.map-item{ <text:s text:c="2"/>/*the box surrounding the map and title*/</text:p>
      <text:p text:style-name="P2"><text:s text:c="3"/>background: rgba(0, 255, 255, .15);</text:p>
      <text:p text:style-name="P2"><text:s text:c="3"/>border: 4px solid rgba(0,255,255,.4);</text:p>
      <text:p text:style-name="P2"><text:soft-page-break/><text:s text:c="3"/>box-shadow: 0px 3px 3px rgba(0, 255, 255, .2);</text:p>
      <text:p text:style-name="P2"><text:s text:c="3"/>border-radius: 4px;</text:p>
      <text:p text:style-name="P2"><text:s text:c="3"/>padding: 3px;</text:p>
      <text:p text:style-name="P2">}</text:p>
      <text:p text:style-name="P2"/>
      <text:p text:style-name="P2">.user-css .map-box .img-responsive{ <text:s text:c="2"/>/*the image of the map*/</text:p>
      <text:p text:style-name="P2"><text:s text:c="3"/>background: rgba(0, 0, 0, .2);</text:p>
      <text:p text:style-name="P2">}</text:p>
      <text:p text:style-name="P2"/>
      <text:p text:style-name="P2">.user-css li.map-box.map-item div small{ <text:s text:c="2"/>/*a box surrounding just the title*/</text:p>
      <text:p text:style-name="P2"><text:s text:c="3"/>font-family: Newcomen, sans-serif;</text:p>
      <text:p text:style-name="P2"><text:s text:c="3"/>font-size: 23px;</text:p>
      <text:p text:style-name="P2"><text:s text:c="3"/>color: rgba(0, 255, 255, .6);</text:p>
      <text:p text:style-name="P2"><text:s text:c="3"/>text-shadow: 0px 2px 4px rgba(0, 200, 200, .3);</text:p>
      <text:p text:style-name="P2"><text:s text:c="3"/>padding: 0px;</text:p>
      <text:p text:style-name="P2">}</text:p>
      <text:p text:style-name="P2">/* Homepage Map Panel */</text:p>
      <text:p text:style-name="P2"/>
      <text:p text:style-name="P2"/>
      <text:p text:style-name="P2"/>
      <text:p text:style-name="P2">/* Spoilers */</text:p>
      <text:p text:style-name="P2">.user-css a.btn.btn-sm.btn-primary.spoiler-button[aria-expanded=true] { <text:s text:c="2"/>/*unsure exactly what this is doing*/</text:p>
      <text:p text:style-name="P2"><text:s text:c="3"/>border-bottom: 1px solid;</text:p>
      <text:p text:style-name="P2"><text:s text:c="3"/>transition: 0s;</text:p>
      <text:p text:style-name="P2">}</text:p>
      <text:p text:style-name="P2"/>
      <text:p text:style-name="P2">.user-css a.btn.btn-sm.btn-primary.spoiler-button{ <text:s text:c="2"/>/*the button when the spoiler is toggled open*/</text:p>
      <text:p text:style-name="P2"><text:s text:c="3"/>background: rgba(0, 255, 255, .15);</text:p>
      <text:p text:style-name="P2"><text:s text:c="3"/>border: 4px solid rgba(0,255,255,.4);</text:p>
      <text:p text:style-name="P2"><text:soft-page-break/><text:s text:c="3"/>border-radius: 0px;</text:p>
      <text:p text:style-name="P2"><text:s text:c="3"/>border-bottom: 4px solid;</text:p>
      <text:p text:style-name="P2"><text:s text:c="3"/>width: 100%;</text:p>
      <text:p text:style-name="P2"><text:s text:c="3"/>height: auto;</text:p>
      <text:p text:style-name="P2"><text:s text:c="3"/>text-shadow: 0px 3px 3px rgba(0, 165, 165, .8);</text:p>
      <text:p text:style-name="P2"><text:s text:c="3"/>font-family: Newcomen, sans-serif;</text:p>
      <text:p text:style-name="P2"><text:s text:c="3"/>font-size: 18px;</text:p>
      <text:p text:style-name="P2"><text:s text:c="3"/>color: rgba(0, 255, 255, .6)!important;</text:p>
      <text:p text:style-name="P2"><text:s text:c="3"/>margin-bottom: 0px;</text:p>
      <text:p text:style-name="P2"><text:s text:c="3"/>white-space: normal;</text:p>
      <text:p text:style-name="P2"><text:s text:c="3"/>transition: 1s; <text:s text:c="2"/>/*transition can be used to create psuedo-animations where the website will change between two states over a period of time. in this case, the state is when the spoiler opens or closes*/</text:p>
      <text:p text:style-name="P2">}</text:p>
      <text:p text:style-name="P2"/>
      <text:p text:style-name="P2">.user-css a.btn.btn-sm.btn-primary.spoiler-button.collapsed{ <text:s text:c="2"/>/*the button when the spoiler is toggled closed*/</text:p>
      <text:p text:style-name="P2"><text:s text:c="3"/>background: rgba(0, 255, 255, .15);</text:p>
      <text:p text:style-name="P2"><text:s text:c="3"/>border: 4px solid rgba(0,255,255,.4);</text:p>
      <text:p text:style-name="P2"><text:s text:c="3"/>border-bottom: 4px solid rgba(0,255,255,.4);</text:p>
      <text:p text:style-name="P2"><text:s text:c="3"/>box-shadow: 0px 3px 3px rgba(0, 255, 255, .2);</text:p>
      <text:p text:style-name="P2"><text:s text:c="3"/>border-radius: 0px;</text:p>
      <text:p text:style-name="P2"><text:s text:c="3"/>width: 100%;</text:p>
      <text:p text:style-name="P2"><text:s text:c="3"/>height: auto;</text:p>
      <text:p text:style-name="P2"><text:s text:c="3"/>text-shadow: 0px 3px 3px rgba(0, 165, 165, .8);</text:p>
      <text:p text:style-name="P2"><text:s text:c="3"/>font-family: Newcomen, sans-serif;</text:p>
      <text:p text:style-name="P2"><text:s text:c="3"/>font-size: 18px;</text:p>
      <text:p text:style-name="P2"><text:s text:c="3"/>color: rgba(0, 255, 255, .6)!important;</text:p>
      <text:p text:style-name="P2"><text:s text:c="3"/>white-space: normal;</text:p>
      <text:p text:style-name="P2"><text:s text:c="3"/>transition: .2s;</text:p>
      <text:p text:style-name="P2">}</text:p>
      <text:p text:style-name="P2"><text:soft-page-break/></text:p>
      <text:p text:style-name="P2">.user-css div.well.spoiler-content{ <text:s text:c="2"/>/*the content of the spoiler*/</text:p>
      <text:p text:style-name="P2"><text:s text:c="3"/>background: rgba(0, 255, 255, .15);</text:p>
      <text:p text:style-name="P2"><text:s text:c="3"/>border: 4px solid rgba(0,255,255,.4);</text:p>
      <text:p text:style-name="P2"><text:s text:c="3"/>border-top: none;</text:p>
      <text:p text:style-name="P2"><text:s text:c="3"/>box-shadow: 0px 3px 3px rgba(0, 255, 255, .2);</text:p>
      <text:p text:style-name="P2"><text:s text:c="3"/>border-radius: 0px;</text:p>
      <text:p text:style-name="P2"><text:s text:c="3"/>width: 100%;</text:p>
      <text:p text:style-name="P2"><text:s text:c="3"/>height: auto;</text:p>
      <text:p text:style-name="P2"><text:s text:c="3"/>font-family: Soul Reaver;</text:p>
      <text:p text:style-name="P2"><text:s text:c="3"/>font-size: 14px;</text:p>
      <text:p text:style-name="P2"><text:s text:c="3"/>color: rgba(0, 255, 255, .6)!important;</text:p>
      <text:p text:style-name="P2">}</text:p>
      <text:p text:style-name="P2">/* Spoilers */</text:p>
      <text:p text:style-name="P2"/>
      <text:p text:style-name="P2"/>
      <text:p text:style-name="P2"/>
      <text:p text:style-name="P2">/* Article Title Box */</text:p>
      <text:p text:style-name="P2">/*unused in Perillel*/</text:p>
      <text:p text:style-name="P2">.user-css div.col-md-12.article-title { <text:s text:c="2"/>/*a box surrounding article titles*/</text:p>
      <text:p text:style-name="P2"/>
      <text:p text:style-name="P2">}</text:p>
      <text:p text:style-name="P2">/* Article Title Box */</text:p>
      <text:p text:style-name="P2"/>
      <text:p text:style-name="P2"/>
      <text:p text:style-name="P2"/>
      <text:p text:style-name="P2">/* col-sm-x boxes */</text:p>
      <text:p text:style-name="P2">/*this is a way to globally affect all of your custom bbcode containers, depending on how you create them*/</text:p>
      <text:p text:style-name="P2">/*unused in Perillel*/</text:p>
      <text:p text:style-name="P2"><text:soft-page-break/>.user-css div.col-sm-4 {</text:p>
      <text:p text:style-name="P2"/>
      <text:p text:style-name="P2">}</text:p>
      <text:p text:style-name="P2"/>
      <text:p text:style-name="P2">.user-css div.col-sm-6 {</text:p>
      <text:p text:style-name="P2"/>
      <text:p text:style-name="P2">}</text:p>
      <text:p text:style-name="P2"/>
      <text:p text:style-name="P2">.user-css div.col-sm-8 {</text:p>
      <text:p text:style-name="P2"/>
      <text:p text:style-name="P2">}</text:p>
      <text:p text:style-name="P2"/>
      <text:p text:style-name="P2">.user-css div.col-sm-12 {</text:p>
      <text:p text:style-name="P2"/>
      <text:p text:style-name="P2">}</text:p>
      <text:p text:style-name="P2"/>
      <text:p text:style-name="P2">.user-css div.col-sm-12 h5 {</text:p>
      <text:p text:style-name="P2"/>
      <text:p text:style-name="P2">}</text:p>
      <text:p text:style-name="P2">/* col-sm-x boxes */</text:p>
      <text:p text:style-name="P2"/>
      <text:p text:style-name="P2"/>
      <text:p text:style-name="P2"/>
      <text:p text:style-name="P2">/* Pseudo-elements */</text:p>
      <text:p text:style-name="P2">/* allows for customization of psuedo elements when paired with noted bbcode */</text:p>
      <text:p text:style-name="P2">/* bbcode: [container:sidemarker] whatever you want [/container] */</text:p>
      <text:p text:style-name="P2">/*</text:p>
      <text:p text:style-name="P2">.user-css .sidemarker {</text:p>
      <text:p text:style-name="P2">content: url();</text:p>
      <text:p text:style-name="P2">position: absolute;</text:p>
      <text:p text:style-name="P2"><text:soft-page-break/>width: 3px;</text:p>
      <text:p text:style-name="P2">height: 100%;</text:p>
      <text:p text:style-name="P2">top: 0;</text:p>
      <text:p text:style-name="P2">right: 0;</text:p>
      <text:p text:style-name="P2">background: black;</text:p>
      <text:p text:style-name="P2">box-shadow: whatever you want your box shadow to be;</text:p>
      <text:p text:style-name="P2">}</text:p>
      <text:p text:style-name="P2">*/</text:p>
      <text:p text:style-name="P2">/* Pseudo-elements */</text:p>
      <text:p text:style-name="P2"/>
      <text:p text:style-name="P2"/>
      <text:p text:style-name="P2"/>
      <text:p text:style-name="P2">/* ///Quote Boxes/// */</text:p>
      <text:p text:style-name="P2">.user-css blockquote {</text:p>
      <text:p text:style-name="P2"><text:s text:c="3"/>background: rgba(0, 255, 255, .15);</text:p>
      <text:p text:style-name="P2"><text:s text:c="3"/>border: 4px solid rgba(0,255,255,.4);</text:p>
      <text:p text:style-name="P2"><text:s text:c="3"/>box-shadow: 0px 3px 3px rgba(0, 255, 255, .2);</text:p>
      <text:p text:style-name="P2"><text:s text:c="3"/>border-radius: 4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Newcomen, sans-serif;</text:p>
      <text:p text:style-name="P2"><text:s text:c="3"/>font-size: 20px;</text:p>
      <text:p text:style-name="P2">}</text:p>
      <text:p text:style-name="P2"/>
      <text:p text:style-name="P2"/>
      <text:p text:style-name="P2">.user-css blockquote h3 .text-center{</text:p>
      <text:p text:style-name="P2"><text:s text:c="3"/>color: rgba(0, 255, 255, .7);</text:p>
      <text:p text:style-name="P2"><text:s text:c="3"/>font-family: Newcomen, sans-serif;</text:p>
      <text:p text:style-name="P2"><text:s text:c="3"/>font-weight: bold;</text:p>
      <text:p text:style-name="P2"><text:s text:c="3"/>font-size: 26px;</text:p>
      <text:p text:style-name="P2"><text:soft-page-break/><text:s text:c="3"/>line-height: 1.3em;</text:p>
      <text:p text:style-name="P2">}</text:p>
      <text:p text:style-name="P2">/* ///Quote Boxes/// */</text:p>
      <text:p text:style-name="P2"/>
      <text:p text:style-name="P2"/>
      <text:p text:style-name="P2"/>
      <text:p text:style-name="P2">/* ///Sidebar + Panels Boxes/// */</text:p>
      <text:p text:style-name="P2">.user-css div.panel {</text:p>
      <text:p text:style-name="P2"><text:s text:c="3"/>color: rgba(0, 255, 255, .6);</text:p>
      <text:p text:style-name="P2"><text:s text:c="3"/>text-shadow: 0px 3px 3px rgba(0, 102, 102, .8);</text:p>
      <text:p text:style-name="P2"><text:s text:c="3"/>font-family: Newcomen, sans-serif;</text:p>
      <text:p text:style-name="P2"><text:s text:c="3"/>background: rgba(0, 255, 255, .15);</text:p>
      <text:p text:style-name="P2"><text:s text:c="3"/>box-shadow: 0px 3px 4px rgba(0, 255, 255, .4);</text:p>
      <text:p text:style-name="P2"><text:s text:c="3"/>border: 3px solid rgba(0,255,255,.2);</text:p>
      <text:p text:style-name="P2"><text:s text:c="3"/>border-radius: 9px;</text:p>
      <text:p text:style-name="P2">}</text:p>
      <text:p text:style-name="P2">/* ///Sidebar + Panels Boxes/// */</text:p>
      <text:p text:style-name="P2"/>
      <text:p text:style-name="P2"/>
      <text:p text:style-name="P2"/>
      <text:p text:style-name="P2">/* ///Search Bar/// */</text:p>
      <text:p text:style-name="P2">/*The search bar is a complicated mess to work on. I recommend just copying what I have below and slowly working out what each block is doing.*/</text:p>
      <text:p text:style-name="P2">.user-css .search-form { <text:s text:c="2"/>/*where the search bar sits*/</text:p>
      <text:p text:style-name="P2"><text:s text:c="3"/>margin: 0px;</text:p>
      <text:p text:style-name="P2"><text:s text:c="3"/>margin-left: 0px;</text:p>
      <text:p text:style-name="P2"><text:s text:c="3"/>margin-top: 10px;</text:p>
      <text:p text:style-name="P2"><text:s text:c="3"/>left: auto;</text:p>
      <text:p text:style-name="P2">}</text:p>
      <text:p text:style-name="P2"/>
      <text:p text:style-name="P2"><text:soft-page-break/></text:p>
      <text:p text:style-name="P2">.user-css .typeahead-input{ <text:s text:c="2"/>/*what is typed in the search bar*/</text:p>
      <text:p text:style-name="P2"><text:s text:c="3"/>color: rgba(0, 255, 255, .6);</text:p>
      <text:p text:style-name="P2"><text:s text:c="3"/>font-family: Newcomen, sans-serif;</text:p>
      <text:p text:style-name="P2"><text:s text:c="3"/>border: 3px solid rgba(0, 255, 255, .2);</text:p>
      <text:p text:style-name="P2"><text:s text:c="3"/>box-shadow: 0px 3px 3px rgba(0, 255, 255, .2);</text:p>
      <text:p text:style-name="P2"><text:s text:c="3"/>background: rgba(0, 255, 255, .15);</text:p>
      <text:p text:style-name="P2">}</text:p>
      <text:p text:style-name="P2"/>
      <text:p text:style-name="P2">.user-css .search-form:focus{ <text:s text:c="2"/>/*I dont even know*/</text:p>
      <text:p text:style-name="P2"><text:s text:c="3"/>outline: unset;</text:p>
      <text:p text:style-name="P2">}</text:p>
      <text:p text:style-name="P2"/>
      <text:p text:style-name="P2">.user-css .form-group:focus{ <text:s text:c="2"/>/*this either*/</text:p>
      <text:p text:style-name="P2"><text:s text:c="3"/>outline: unset;</text:p>
      <text:p text:style-name="P2">}</text:p>
      <text:p text:style-name="P2"/>
      <text:p text:style-name="P2"/>
      <text:p text:style-name="P2">.user-css .typeahead-input:focus{ <text:s text:c="2"/>/*gives the search bar a shadow when typing inside it (focus)*/</text:p>
      <text:p text:style-name="P2"><text:s text:c="3"/>outline: unset;</text:p>
      <text:p text:style-name="P2"><text:s text:c="3"/>border-color: rgba(0, 255, 255, .5);</text:p>
      <text:p text:style-name="P2">}</text:p>
      <text:p text:style-name="P2"/>
      <text:p text:style-name="P2"/>
      <text:p text:style-name="P2">.user-css .typeahead-input::placeholder{ <text:s text:c="2"/>/*the "search" inside the search bar when empty*/</text:p>
      <text:p text:style-name="P2"><text:s text:c="3"/>color: rgba(0, 255, 255, .6);</text:p>
      <text:p text:style-name="P2"><text:s text:c="3"/>opacity: 60%;</text:p>
      <text:p text:style-name="P2">}</text:p>
      <text:p text:style-name="P2"/>
      <text:p text:style-name="P2"/>
      <text:p text:style-name="P2"><text:soft-page-break/>.user-css #search-button.btn.btn-link { <text:s text:c="2"/>/*the magnifying glass*/</text:p>
      <text:p text:style-name="P2"><text:s text:c="3"/>color: rgba(0, 255, 255, .6);</text:p>
      <text:p text:style-name="P2"><text:s text:c="3"/>font-family: Newcomen, sans-serif;</text:p>
      <text:p text:style-name="P2"><text:s text:c="3"/>opacity: 60%;</text:p>
      <text:p text:style-name="P2">}</text:p>
      <text:p text:style-name="P2"/>
      <text:p text:style-name="P2"/>
      <text:p text:style-name="P2">.user-css .typeahead.dropdown-menu { <text:s text:c="2"/>/*the dropdown menu (and some associated text, I think?)*/</text:p>
      <text:p text:style-name="P2"><text:s text:c="3"/>color: rgba(0, 255, 255, .6);</text:p>
      <text:p text:style-name="P2"><text:s text:c="3"/>background: rgba(0, 255, 255, .15);</text:p>
      <text:p text:style-name="P2"><text:s text:c="3"/>box-shadow: 0px 3px 3px rgba(0, 255, 255, .2);</text:p>
      <text:p text:style-name="P2"><text:s text:c="3"/>border: 4px solid rgba(0,255,255,.4);</text:p>
      <text:p text:style-name="P2"><text:s text:c="3"/>border-radius: 3px;</text:p>
      <text:p text:style-name="P2"><text:s text:c="3"/>border-color: rgba(0, 255, 255, .5);</text:p>
      <text:p text:style-name="P2">}</text:p>
      <text:p text:style-name="P2"/>
      <text:p text:style-name="P2"/>
      <text:p text:style-name="P2">.user-css .typeahead .dropdown-item { <text:s text:c="2"/>/*individual dropdown items*/</text:p>
      <text:p text:style-name="P2"><text:s text:c="3"/>color: rgba(0, 255, 255, .6);</text:p>
      <text:p text:style-name="P2">}</text:p>
      <text:p text:style-name="P2"/>
      <text:p text:style-name="P2"/>
      <text:p text:style-name="P2">.user-css .typeahead a.dropdown-item{ <text:s text:c="2"/>/*removes the white background from hovered selections, can also be used to add effects*/</text:p>
      <text:p text:style-name="P2"><text:s text:c="3"/>background: unset;</text:p>
      <text:p text:style-name="P2">}</text:p>
      <text:p text:style-name="P2"/>
      <text:p text:style-name="P2">.user-css .typeahead .text-muted { <text:s text:c="2"/>/*the font color in the dropdown menu when not hovered*/</text:p>
      <text:p text:style-name="P2"><text:s text:c="3"/>color: rgba(0, 255, 255, .5);</text:p>
      <text:p text:style-name="P2">}</text:p>
      <text:p text:style-name="P2"><text:soft-page-break/></text:p>
      <text:p text:style-name="P2">.user-css .typeahead .active .text-muted { <text:s text:c="2"/>/*the font color in the dropdown menu when hovered*/</text:p>
      <text:p text:style-name="P2"><text:s text:c="3"/>color: rgba(0, 255, 255, .6);</text:p>
      <text:p text:style-name="P2">}</text:p>
      <text:p text:style-name="P2">/* ///Search Bar/// */</text:p>
      <text:p text:style-name="P2"/>
      <text:p text:style-name="P2"/>
      <text:p text:style-name="P2"/>
      <text:p text:style-name="P2">/* Back To World Bar */</text:p>
      <text:p text:style-name="P2">.user-css .backtoworld a{</text:p>
      <text:p text:style-name="P2"><text:s text:c="3"/>font-family: Newcomen, sans-serif;</text:p>
      <text:p text:style-name="P2"><text:s text:c="3"/>background-color: rgba(0, 255, 255, .15);</text:p>
      <text:p text:style-name="P2"><text:s text:c="3"/>border: 3px solid rgba(0, 255, 255, .2);</text:p>
      <text:p text:style-name="P2"><text:s text:c="3"/>box-shadow: 0px 3px 5px rgba(0, 102, 102, .8);</text:p>
      <text:p text:style-name="P2"><text:s text:c="3"/>margin-left: 15px;</text:p>
      <text:p text:style-name="P2"><text:s text:c="3"/>left: 0px;</text:p>
      <text:p text:style-name="P2"><text:s text:c="3"/>top: 15px;</text:p>
      <text:p text:style-name="P2"><text:s text:c="3"/>border-radius: 3px;</text:p>
      <text:p text:style-name="P2"><text:s text:c="3"/>color: rgba(0, 255, 255, .7);</text:p>
      <text:p text:style-name="P2"><text:s text:c="3"/>text-shadow: 0px 3px 3px rgba(0, 102, 102, .8);</text:p>
      <text:p text:style-name="P2">}</text:p>
      <text:p text:style-name="P2"/>
      <text:p text:style-name="P2"/>
      <text:p text:style-name="P2">.user-css .backtoworld a:hover{</text:p>
      <text:p text:style-name="P2"><text:s text:c="3"/>color: rgba(0, 255, 255, .7);</text:p>
      <text:p text:style-name="P2"><text:s text:c="3"/>background-color: rgba(0, 255, 255, .15);</text:p>
      <text:p text:style-name="P2"><text:s text:c="3"/>border-color: rgba(0, 255, 255, .5);</text:p>
      <text:p text:style-name="P2"><text:s text:c="3"/>text-shadow: 0px 3px 3px rgba(0, 255, 255, .5);</text:p>
      <text:p text:style-name="P2">}</text:p>
      <text:p text:style-name="P2">/* Back To World Bar */</text:p>
      <text:p text:style-name="P2"><text:soft-page-break/></text:p>
      <text:p text:style-name="P2"/>
      <text:p text:style-name="P2"/>
      <text:p text:style-name="P2">/* Twitch Icon */</text:p>
      <text:p text:style-name="P2">/*allows you to somewhat customize the twitch icon; same concept works on the other icons as well*/</text:p>
      <text:p text:style-name="P2">.user-css i.fab.fa-twitch { <text:s text:c="2"/>/*twicth icon normal*/</text:p>
      <text:p text:style-name="P2"><text:s text:c="3"/>width: auto;</text:p>
      <text:p text:style-name="P2"><text:s text:c="3"/>height: auto;</text:p>
      <text:p text:style-name="P2"><text:s text:c="3"/>padding: 4px;</text:p>
      <text:p text:style-name="P2"><text:s text:c="3"/>background: rgba(0, 255, 255, .15);</text:p>
      <text:p text:style-name="P2"><text:s text:c="3"/>border: 3px solid rgba(0,255,255,.2);</text:p>
      <text:p text:style-name="P2"><text:s text:c="3"/>box-shadow: 0px 3px 3px rgba(0, 255, 255, .2);</text:p>
      <text:p text:style-name="P2"><text:s text:c="3"/>border-radius: 3px;</text:p>
      <text:p text:style-name="P2"><text:s text:c="3"/>text-shadow: 0px 3px 3px rgba(0, 102, 102, .8);</text:p>
      <text:p text:style-name="P2"><text:s text:c="3"/>color: rgba(0, 255, 255, .6);</text:p>
      <text:p text:style-name="P2"><text:s text:c="3"/>animation: linksforfun 2.0s infinite;</text:p>
      <text:p text:style-name="P2">}</text:p>
      <text:p text:style-name="P2"/>
      <text:p text:style-name="P2"/>
      <text:p text:style-name="P2">.user-css i.fab.fa-twitch:hover { <text:s text:c="2"/>/*twitch icon while hovered*/</text:p>
      <text:p text:style-name="P2"><text:s text:c="3"/>border-color: rgba(0,255,255,.5);</text:p>
      <text:p text:style-name="P2">}</text:p>
      <text:p text:style-name="P2">/* Twitch Icon */</text:p>
      <text:p text:style-name="P2"/>
      <text:p text:style-name="P2"/>
      <text:p text:style-name="P2"/>
      <text:p text:style-name="P2">/* Metadata + OrgTree */</text:p>
      <text:p text:style-name="P2">/*this large section takes care of everything in the metadata and organizational tree container at the bottome of the page*/</text:p>
      <text:p text:style-name="P2">/*side note: editing this section takes a lot of effort and you'll see a lot of duplicate code*/</text:p>
      <text:p text:style-name="P2"><text:soft-page-break/>/*side side note: if anyone knows an easier way to do all of this, please let me know*/</text:p>
      <text:p text:style-name="P2">.user-css-extended .nav-tabs a{ <text:s text:c="2"/>/*the metadata and orgtree tabs, before selected*/</text:p>
      <text:p text:style-name="P2"><text:s text:c="3"/>margin: 5px;</text:p>
      <text:p text:style-name="P2"><text:s text:c="3"/>background: rgba(0, 255, 255, .15);</text:p>
      <text:p text:style-name="P2"><text:s text:c="3"/>border: 3px solid rgba(0,255,255,.4);</text:p>
      <text:p text:style-name="P2"><text:s text:c="3"/>box-shadow: 0px 3px 3px rgba(0, 255, 255, .2);</text:p>
      <text:p text:style-name="P2"><text:s text:c="3"/>border-radius: 3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Soul Reaver;</text:p>
      <text:p text:style-name="P2">}</text:p>
      <text:p text:style-name="P2"/>
      <text:p text:style-name="P2"/>
      <text:p text:style-name="P2">.user-css-extended .nav-tabs a:hover{ <text:s text:c="2"/>/*when the metadata and orgtree tabs are hovered over*/</text:p>
      <text:p text:style-name="P2"><text:s text:c="3"/>margin: 5px;</text:p>
      <text:p text:style-name="P2"><text:s text:c="3"/>background: rgba(0, 255, 255, .15);</text:p>
      <text:p text:style-name="P2"><text:s text:c="3"/>border: 3px solid rgba(0,255,255,.5);</text:p>
      <text:p text:style-name="P2"><text:s text:c="3"/>box-shadow: 0px 3px 3px rgba(0, 255, 255, .5);</text:p>
      <text:p text:style-name="P2"><text:s text:c="3"/>border-radius: 3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Soul Reaver;</text:p>
      <text:p text:style-name="P2">}</text:p>
      <text:p text:style-name="P2"/>
      <text:p text:style-name="P2"/>
      <text:p text:style-name="P2">.user-css-extended .nav-tabs .active a{ <text:s text:c="2"/>/*when the tabs are active and not hovered over*/</text:p>
      <text:p text:style-name="P2"><text:s text:c="3"/>margin: 5px;</text:p>
      <text:p text:style-name="P2"><text:s text:c="3"/>background: rgba(0, 255, 255, .15);</text:p>
      <text:p text:style-name="P2"><text:s text:c="3"/>border: 3px solid rgba(0,255,255,.5);</text:p>
      <text:p text:style-name="P2"><text:s text:c="3"/>box-shadow: 0px 3px 3px rgba(0, 255, 255, .5);</text:p>
      <text:p text:style-name="P2"><text:soft-page-break/><text:s text:c="3"/>border-radius: 3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Soul Reaver;</text:p>
      <text:p text:style-name="P2">}</text:p>
      <text:p text:style-name="P2"/>
      <text:p text:style-name="P2"/>
      <text:p text:style-name="P2">.user-css-extended .nav-tabs .active a:focus{ <text:s text:c="2"/>/*when the tabs are active and focused(??)*/</text:p>
      <text:p text:style-name="P2"><text:s text:c="3"/>margin: 5px;</text:p>
      <text:p text:style-name="P2"><text:s text:c="3"/>background: rgba(0, 255, 255, .15);</text:p>
      <text:p text:style-name="P2"><text:s text:c="3"/>border: 3px solid rgba(0,255,255,.5);</text:p>
      <text:p text:style-name="P2"><text:s text:c="3"/>box-shadow: 0px 3px 3px rgba(0, 255, 255, .5);</text:p>
      <text:p text:style-name="P2"><text:s text:c="3"/>border-radius: 3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Soul Reaver;</text:p>
      <text:p text:style-name="P2">}</text:p>
      <text:p text:style-name="P2"/>
      <text:p text:style-name="P2"/>
      <text:p text:style-name="P2">.user-css-extended .nav-tabs .active a:hover{ <text:s text:c="2"/>/*when the tabs are active and hovered over*/</text:p>
      <text:p text:style-name="P2"><text:s text:c="3"/>margin: 5px;</text:p>
      <text:p text:style-name="P2"><text:s text:c="3"/>background: rgba(0, 255, 255, .15);</text:p>
      <text:p text:style-name="P2"><text:s text:c="3"/>border: 3px solid rgba(0,255,255,.5);</text:p>
      <text:p text:style-name="P2"><text:s text:c="3"/>box-shadow: 0px 3px 3px rgba(0, 255, 255, .5);</text:p>
      <text:p text:style-name="P2"><text:s text:c="3"/>border-radius: 3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Soul Reaver;</text:p>
      <text:p text:style-name="P2">}</text:p>
      <text:p text:style-name="P2"/>
      <text:p text:style-name="P2"><text:soft-page-break/>.user-css-extended .tab-content .col-md-12 .row{ <text:s text:c="2"/>/*the metadata and organization tree box*/</text:p>
      <text:p text:style-name="P2"><text:s text:c="3"/>margin: 5px;</text:p>
      <text:p text:style-name="P2"><text:s text:c="3"/>padding-top: 10px;</text:p>
      <text:p text:style-name="P2"><text:s text:c="3"/>padding-bottom: 10px;</text:p>
      <text:p text:style-name="P2"><text:s text:c="3"/>background: rgba(0, 255, 255, .15);</text:p>
      <text:p text:style-name="P2"><text:s text:c="3"/>border: 4px solid rgba(0,255,255,.4);</text:p>
      <text:p text:style-name="P2"><text:s text:c="3"/>box-shadow: 0px 3px 3px rgba(0, 255, 255, .2);</text:p>
      <text:p text:style-name="P2"><text:s text:c="3"/>border-radius: 4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Soul Reaver;</text:p>
      <text:p text:style-name="P2">}</text:p>
      <text:p text:style-name="P2">/* Metadata + OrgTree */</text:p>
      <text:p text:style-name="P2"/>
      <text:p text:style-name="P2"/>
      <text:p text:style-name="P2"/>
      <text:p text:style-name="P2">/* Comments */</text:p>
      <text:p text:style-name="P2">.user-css-extended h2 { <text:s text:c="2"/>/*the word "comments"*/</text:p>
      <text:p text:style-name="P2"><text:s text:c="3"/>margin: 5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Newcomen, sans-serif;</text:p>
      <text:p text:style-name="P2">}</text:p>
      <text:p text:style-name="P2"/>
      <text:p text:style-name="P2">/* unused for Perillel*/</text:p>
      <text:p text:style-name="P2">.user-css-extended .col-md-8 { <text:s text:c="2"/>/*a box that surrounds all the comments + the leave comment button*/</text:p>
      <text:p text:style-name="P2"/>
      <text:p text:style-name="P2">}</text:p>
      <text:p text:style-name="P2"/>
      <text:p text:style-name="P2">.user-css-extended .form-control { <text:s text:c="2"/>/*the comment form box*/</text:p>
      <text:p text:style-name="P2"><text:soft-page-break/><text:s text:c="3"/>margin: 5px;</text:p>
      <text:p text:style-name="P2"><text:s text:c="3"/>background: rgba(0, 255, 255, .15);</text:p>
      <text:p text:style-name="P2"><text:s text:c="3"/>border: 4px solid rgba(0,255,255,.4);</text:p>
      <text:p text:style-name="P2"><text:s text:c="3"/>box-shadow: 0px 3px 3px rgba(0, 255, 255, .2);</text:p>
      <text:p text:style-name="P2"><text:s text:c="3"/>border-radius: 4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Soul Reaver;</text:p>
      <text:p text:style-name="P2">}</text:p>
      <text:p text:style-name="P2"/>
      <text:p text:style-name="P2">.user-css-extended .comment-box { <text:s text:c="2"/>/*the actual comments left by people*/</text:p>
      <text:p text:style-name="P2"><text:s text:c="3"/>margin: 5px;</text:p>
      <text:p text:style-name="P2"><text:s text:c="3"/>background: rgba(0, 255, 255, .15);</text:p>
      <text:p text:style-name="P2"><text:s text:c="3"/>border: 4px solid rgba(0,255,255,.4);</text:p>
      <text:p text:style-name="P2"><text:s text:c="3"/>box-shadow: 0px 3px 3px rgba(0, 255, 255, .2);</text:p>
      <text:p text:style-name="P2"><text:s text:c="3"/>border-radius: 4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Newcomen, sans-serif;</text:p>
      <text:p text:style-name="P2">}</text:p>
      <text:p text:style-name="P2"/>
      <text:p text:style-name="P2">.user-css-extended .btn-primary { <text:s text:c="2"/>/*the "leave comment" button when not hovered over*/</text:p>
      <text:p text:style-name="P2"><text:s text:c="3"/>margin: 5px;</text:p>
      <text:p text:style-name="P2"><text:s text:c="3"/>margin-bottom: 15px;</text:p>
      <text:p text:style-name="P2"><text:s text:c="3"/>background: rgba(0, 255, 255, .15);</text:p>
      <text:p text:style-name="P2"><text:s text:c="3"/>border: 4px solid rgba(0,255,255,.4);</text:p>
      <text:p text:style-name="P2"><text:s text:c="3"/>box-shadow: 0px 3px 3px rgba(0, 255, 255, .2);</text:p>
      <text:p text:style-name="P2"><text:s text:c="3"/>border-radius: 4px;</text:p>
      <text:p text:style-name="P2"><text:s text:c="3"/>color: rgba(0, 255, 255, .7)!important;</text:p>
      <text:p text:style-name="P2"><text:s text:c="3"/>text-shadow: 0px 3px 3px rgba(0, 102, 102, .8);</text:p>
      <text:p text:style-name="P2"><text:soft-page-break/><text:s text:c="3"/>font-family: Newcomen, sans-serif;</text:p>
      <text:p text:style-name="P2">}</text:p>
      <text:p text:style-name="P2"/>
      <text:p text:style-name="P2">.user-css-extended .btn-primary:hover { <text:s text:c="2"/>/*the "leave comment" button when hovered over*/</text:p>
      <text:p text:style-name="P2"><text:s text:c="3"/>margin: 5px;</text:p>
      <text:p text:style-name="P2"><text:s text:c="3"/>margin-bottom: 15px;</text:p>
      <text:p text:style-name="P2"><text:s text:c="3"/>background: rgba(0, 255, 255, .15);</text:p>
      <text:p text:style-name="P2"><text:s text:c="3"/>border: 4px solid rgba(0,255,255,.5);</text:p>
      <text:p text:style-name="P2"><text:s text:c="3"/>box-shadow: 0px 3px 3px rgba(0, 255, 255, .2);</text:p>
      <text:p text:style-name="P2"><text:s text:c="3"/>border-radius: 4px;</text:p>
      <text:p text:style-name="P2"><text:s text:c="3"/>color: rgba(0, 255, 255, .8)!important;</text:p>
      <text:p text:style-name="P2"><text:s text:c="3"/>text-shadow: 0px 3px 3px rgba(0, 102, 102, .8);</text:p>
      <text:p text:style-name="P2"><text:s text:c="3"/>font-family: Newcomen, sans-serif;</text:p>
      <text:p text:style-name="P2">}</text:p>
      <text:p text:style-name="P2">/* Comments */</text:p>
      <text:p text:style-name="P2"/>
      <text:p text:style-name="P2"/>
      <text:p text:style-name="P2"/>
      <text:p text:style-name="P2">/* Article Panel */</text:p>
      <text:p text:style-name="P2">/*these are the boxes that appear in your "featured article" section on your main page*/</text:p>
      <text:p text:style-name="P2">.user-css div.article-panel { <text:s text:c="2"/>/*the box itself*/</text:p>
      <text:p text:style-name="P2"><text:s text:c="3"/>margin: 5px;</text:p>
      <text:p text:style-name="P2"><text:s text:c="3"/>background: rgba(0, 255, 255, .15);</text:p>
      <text:p text:style-name="P2"><text:s text:c="3"/>border: 4px solid rgba(0,255,255,.4);</text:p>
      <text:p text:style-name="P2"><text:s text:c="3"/>box-shadow: 0px 3px 3px rgba(0, 255, 255, .2);</text:p>
      <text:p text:style-name="P2"><text:s text:c="3"/>border-radius: 4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Newcomen, sans-serif;</text:p>
      <text:p text:style-name="P2">}</text:p>
      <text:p text:style-name="P2"><text:soft-page-break/></text:p>
      <text:p text:style-name="P2">.user-css .article-panel .details h5{ <text:s text:c="2"/>/*the title (only need to change color with these next few as far as I can tell)*/</text:p>
      <text:p text:style-name="P2"><text:s text:c="3"/>color: rgba(0, 255, 255, .7);</text:p>
      <text:p text:style-name="P2">}</text:p>
      <text:p text:style-name="P2"/>
      <text:p text:style-name="P2">.user-css .article-panel .details .subheading{ <text:s text:c="2"/>/*type of article*/</text:p>
      <text:p text:style-name="P2"><text:s text:c="3"/>color: rgba(0, 255, 255, .7);</text:p>
      <text:p text:style-name="P2">}</text:p>
      <text:p text:style-name="P2"/>
      <text:p text:style-name="P2">.user-css .article-panel .details .subheading .date{ <text:s text:c="2"/>/*date published*/</text:p>
      <text:p text:style-name="P2"><text:s text:c="3"/>color: rgba(0, 255, 255, .7);</text:p>
      <text:p text:style-name="P2">}</text:p>
      <text:p text:style-name="P2">/* Article Panel */</text:p>
      <text:p text:style-name="P2"/>
      <text:p text:style-name="P2"/>
      <text:p text:style-name="P2"/>
      <text:p text:style-name="P2">/* Follower Page */</text:p>
      <text:p text:style-name="P2">.user-css.page-followers .nav-strip { <text:s text:c="2"/>/*the large "go to world homepage" bar*/</text:p>
      <text:p text:style-name="P2"><text:s text:c="3"/>background: unset;</text:p>
      <text:p text:style-name="P2"><text:s text:c="3"/>border: unset;</text:p>
      <text:p text:style-name="P2"><text:s text:c="3"/>box-shadow: unset;</text:p>
      <text:p text:style-name="P2"><text:s text:c="3"/>border-radius: unset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Newcomen, sans-serif;</text:p>
      <text:p text:style-name="P2">}</text:p>
      <text:p text:style-name="P2"/>
      <text:p text:style-name="P2">.user-css.page-followers .nav-strip a:hover{ <text:s text:c="2"/>/*the words "go to world homepage" when hovered over*/</text:p>
      <text:p text:style-name="P2"><text:soft-page-break/><text:s text:c="3"/>font-size: 16px;</text:p>
      <text:p text:style-name="P2">}</text:p>
      <text:p text:style-name="P2"/>
      <text:p text:style-name="P2"/>
      <text:p text:style-name="P2"/>
      <text:p text:style-name="P2">.user-css.page-followers .follower-box{ <text:s text:c="2"/>/*the box with with the followers name and picture*/</text:p>
      <text:p text:style-name="P2"><text:s text:c="3"/>background: rgba(0, 255, 255, .15);</text:p>
      <text:p text:style-name="P2"><text:s text:c="3"/>border: 4px solid rgba(0,255,255,.4);</text:p>
      <text:p text:style-name="P2"><text:s text:c="3"/>box-shadow: 0px 3px 3px rgba(0, 255, 255, .2);</text:p>
      <text:p text:style-name="P2"><text:s text:c="3"/>border-radius: 4px;</text:p>
      <text:p text:style-name="P2"><text:s text:c="3"/>color: rgba(0, 255, 255, .7);</text:p>
      <text:p text:style-name="P2"><text:s text:c="3"/>text-shadow: 0px 3px 3px rgba(0, 102, 102, .8);</text:p>
      <text:p text:style-name="P2"><text:s text:c="3"/>font-family: Newcomen, sans-serif;</text:p>
      <text:p text:style-name="P2"><text:s text:c="3"/>font-size: 20px;</text:p>
      <text:p text:style-name="P2">}</text:p>
      <text:p text:style-name="P2">/* Follower Page */</text:p>
      <text:p text:style-name="P2"/>
      <text:p text:style-name="P2"/>
      <text:p text:style-name="P2"/>
      <text:p text:style-name="P2">/* Tooltip */</text:p>
      <text:p text:style-name="P2">/*honestly, i have no idea how this actually works. i just keep trying stuff until eventually it looks good. forgive me.*/</text:p>
      <text:p text:style-name="P2">.user-css .tooltip.top .tooltip-arrow,</text:p>
      <text:p text:style-name="P2">.user-css-extended .tooltip.top .tooltip-arrow,</text:p>
      <text:p text:style-name="P2">.user-css-worldmenu .tooltip.top .tooltip-arrow {</text:p>
      <text:p text:style-name="P2"><text:s text:c="3"/>border-top-color: rgba(0, 155, 155, .6);</text:p>
      <text:p text:style-name="P2">}</text:p>
      <text:p text:style-name="P2"/>
      <text:p text:style-name="P2">.user-css .tooltip.left .tooltip-arrow,</text:p>
      <text:p text:style-name="P2">.user-css-extended .tooltip.left .tooltip-arrow,</text:p>
      <text:p text:style-name="P2"><text:soft-page-break/>.user-css-worldmenu .tooltip.left .tooltip-arrow {</text:p>
      <text:p text:style-name="P2"><text:s text:c="3"/>border-top-color: rgba(0, 155, 155, .6);</text:p>
      <text:p text:style-name="P2">}</text:p>
      <text:p text:style-name="P2"/>
      <text:p text:style-name="P2">.user-css .tooltip.bottom .tooltip-arrow,</text:p>
      <text:p text:style-name="P2">.user-css-extended .tooltip.bottom .tooltip-arrow,</text:p>
      <text:p text:style-name="P2">.user-css-worldmenu .tooltip.bottom .tooltip-arrow {</text:p>
      <text:p text:style-name="P2"><text:s text:c="3"/>border-top-color: rgba(0, 155, 155, .6);</text:p>
      <text:p text:style-name="P2">}</text:p>
      <text:p text:style-name="P2"/>
      <text:p text:style-name="P2">.user-css .tooltip.right .tooltip-arrow,</text:p>
      <text:p text:style-name="P2">.user-css-extended .tooltip.right .tooltip-arrow,</text:p>
      <text:p text:style-name="P2">.user-css-worldmenu .tooltip.right .tooltip-arrow {</text:p>
      <text:p text:style-name="P2"><text:s text:c="3"/>border-top-color: rgba(0, 155, 155, .6);</text:p>
      <text:p text:style-name="P2">}</text:p>
      <text:p text:style-name="P2"/>
      <text:p text:style-name="P2">.user-css .tooltip .tooltip-inner,</text:p>
      <text:p text:style-name="P2">.user-css-extended .tooltip .tooltip-inner,</text:p>
      <text:p text:style-name="P2">.user-css-worldmenu .tooltip .tooltip-inner {</text:p>
      <text:p text:style-name="P2"><text:s text:c="3"/>background: rgba(0, 80, 80, 1);</text:p>
      <text:p text:style-name="P2"><text:s text:c="3"/>border-color: rgba(0, 155, 155, .0);</text:p>
      <text:p text:style-name="P2"><text:s text:c="3"/>border: solid 2px;</text:p>
      <text:p text:style-name="P2"><text:s text:c="3"/>color: rgba(0, 255, 255, .7);</text:p>
      <text:p text:style-name="P2"><text:s text:c="3"/>font-size: 20px;</text:p>
      <text:p text:style-name="P2"><text:s text:c="3"/>font-family: Newcomen, sans-serif;</text:p>
      <text:p text:style-name="P2">}</text:p>
      <text:p text:style-name="P2"/>
      <text:p text:style-name="P2">.user-css .text-abbreviation {</text:p>
      <text:p text:style-name="P2"><text:s text:c="3"/>border: 1px rgba(0,255,255,.6) solid;</text:p>
      <text:p text:style-name="P2"><text:s text:c="3"/>padding-left: 2px;</text:p>
      <text:p text:style-name="P2"><text:soft-page-break/><text:s text:c="3"/>padding-right: 2px;</text:p>
      <text:p text:style-name="P2"><text:s text:c="3"/>background: rgba(0,155,155,.2);</text:p>
      <text:p text:style-name="P2">}</text:p>
      <text:p text:style-name="P2"/>
      <text:p text:style-name="P2">.user-css-presentation .tooltipster-box {</text:p>
      <text:p text:style-name="P2"><text:s text:c="3"/>background: rgba(0,100,100,.8)!important;</text:p>
      <text:p text:style-name="P2"><text:s text:c="3"/>border-color: rgba(0, 255, 255, .4)!important;</text:p>
      <text:p text:style-name="P2"><text:s text:c="3"/>border: solid 2px!important;</text:p>
      <text:p text:style-name="P2"><text:s text:c="3"/>color: rgba(0, 255, 255, .4)!important;</text:p>
      <text:p text:style-name="P2">}</text:p>
      <text:p text:style-name="P2"/>
      <text:p text:style-name="P2">.user-css-presentation .tooltipster-content{</text:p>
      <text:p text:style-name="P2"><text:s text:c="3"/>color: rgba(0, 255, 255, .8)!important;</text:p>
      <text:p text:style-name="P2"><text:s text:c="3"/>font-family: Newcomen, sans-serif;</text:p>
      <text:p text:style-name="P2"><text:s text:c="3"/>font-size: 16px;</text:p>
      <text:p text:style-name="P2"><text:s text:c="3"/>line-height: 1.3;</text:p>
      <text:p text:style-name="P2">}</text:p>
      <text:p text:style-name="P2"/>
      <text:p text:style-name="P2">.user-css-presentation .tooltipster-arrow-border{</text:p>
      <text:p text:style-name="P2"><text:s text:c="3"/>border-top-color: rgba(0, 255, 255, .4)!important;</text:p>
      <text:p text:style-name="P2">}</text:p>
      <text:p text:style-name="P2">/* Tooltip */</text:p>
      <text:p text:style-name="P2"/>
      <text:p text:style-name="P2"/>
      <text:p text:style-name="P2"/>
      <text:p text:style-name="P2">/* Map Page */</text:p>
      <text:p text:style-name="P2">/* this all changes the look of the map page specifically, since it is completely separate from the rest of the css -_- */</text:p>
      <text:p text:style-name="P2">.map-context-user-css{ <text:s text:c="2"/>/*the map page background*/</text:p>
      <text:p text:style-name="P2"><text:soft-page-break/><text:s text:c="3"/>background: url(https://www.worldanvil.com/uploads/images/1d35aa77368b1f5d09934f97ab520ca3.jpg);</text:p>
      <text:p text:style-name="P2">}</text:p>
      <text:p text:style-name="P2"/>
      <text:p text:style-name="P2">.user-css-map-sidebar { <text:s text:c="2"/>/*the sidebar for the map page. to be honest, this is a mess but i couldn't be bothered to simplify this anymore. the map page doesn't use that much code anyways.*/</text:p>
      <text:p text:style-name="P2"><text:s text:c="3"/>position: fixed;</text:p>
      <text:p text:style-name="P2"><text:s text:c="3"/>background: url(https://www.worldanvil.com/uploads/images/c39712112e087c258df312b19c4d1081.png);</text:p>
      <text:p text:style-name="P2"><text:s text:c="3"/>background-size: 600px;</text:p>
      <text:p text:style-name="P2"><text:s text:c="3"/>background-clip: padding-box;</text:p>
      <text:p text:style-name="P2"><text:s text:c="3"/>background-position: center;</text:p>
      <text:p text:style-name="P2"><text:s text:c="3"/>background-repeat: repeat;</text:p>
      <text:p text:style-name="P2"><text:s text:c="3"/>animation: background-desktop 10s linear infinite;</text:p>
      <text:p text:style-name="P2"><text:s text:c="3"/>border-image-source: url(https://www.worldanvil.com/uploads/images/2b88f3db8d33b709acdd1dc47b585096.png);</text:p>
      <text:p text:style-name="P2"><text:s text:c="3"/>border-image-slice: 20;</text:p>
      <text:p text:style-name="P2"><text:s text:c="3"/>border-image-repeat: stretch;</text:p>
      <text:p text:style-name="P2"><text:s text:c="3"/>border-width: 20px;</text:p>
      <text:p text:style-name="P2"><text:s text:c="3"/>border-style: solid;</text:p>
      <text:p text:style-name="P2"><text:s text:c="3"/>border-image-outset: 0px;</text:p>
      <text:p text:style-name="P2"><text:s text:c="3"/>max-width: none!important;</text:p>
      <text:p text:style-name="P2"><text:s text:c="3"/>width: 1500px;</text:p>
      <text:p text:style-name="P2"><text:s text:c="3"/>padding-left: 980px;</text:p>
      <text:p text:style-name="P2"><text:s text:c="3"/>padding-right: 20px;</text:p>
      <text:p text:style-name="P2"><text:s text:c="3"/>padding-top: 50px;</text:p>
      <text:p text:style-name="P2"><text:s text:c="3"/>box-shadow: none;</text:p>
      <text:p text:style-name="P2"><text:s text:c="3"/>z-index: 1000!important;</text:p>
      <text:p text:style-name="P2"><text:s text:c="3"/>left: -980px;</text:p>
      <text:p text:style-name="P2"><text:s text:c="3"/>transition: .6s; <text:s text:c="2"/>/*adds a transition between open and closed*/</text:p>
      <text:p text:style-name="P2">}</text:p>
      <text:p text:style-name="P2"><text:soft-page-break/></text:p>
      <text:p text:style-name="P2">.user-css-map-sidebar.active { <text:s text:c="2"/>/*adds a transition between closed to open*/</text:p>
      <text:p text:style-name="P2"><text:s text:c="3"/>transition: 1s;</text:p>
      <text:p text:style-name="P2">}</text:p>
      <text:p text:style-name="P2"/>
      <text:p text:style-name="P2">.user-css-map-sidebar hr {</text:p>
      <text:p text:style-name="P2"><text:s text:c="3"/>border-color: rgba(0, 255, 255, .6);</text:p>
      <text:p text:style-name="P2">}</text:p>
      <text:p text:style-name="P2"/>
      <text:p text:style-name="P2">.user-css-map-sidebar h3.world-world {</text:p>
      <text:p text:style-name="P2"><text:s text:c="3"/>font-family: Newcomen, sans-serif;</text:p>
      <text:p text:style-name="P2"><text:s text:c="3"/>font-size: 38px;</text:p>
      <text:p text:style-name="P2"><text:s text:c="3"/>color: rgba(0, 255, 255, .6);</text:p>
      <text:p text:style-name="P2"><text:s text:c="3"/>text-shadow: 0px 5px 5px rgba(0, 100, 100, .4);</text:p>
      <text:p text:style-name="P2">}</text:p>
      <text:p text:style-name="P2"/>
      <text:p text:style-name="P2">.user-css-map-sidebar h1.map-title {</text:p>
      <text:p text:style-name="P2"><text:s text:c="3"/>font-family: Newcomen, sans-serif;</text:p>
      <text:p text:style-name="P2"><text:s text:c="3"/>font-size: 52px;</text:p>
      <text:p text:style-name="P2"><text:s text:c="3"/>color: rgba(0, 255, 255, .6);</text:p>
      <text:p text:style-name="P2"><text:s text:c="3"/>text-shadow: 0px 5px 5px rgba(0, 100, 100, .4);</text:p>
      <text:p text:style-name="P2">}</text:p>
      <text:p text:style-name="P2">/* Map Page */</text:p>
      <text:p text:style-name="P2"/>
      <text:p text:style-name="P2"/>
      <text:p text:style-name="P2">/* Fancy border */</text:p>
      <text:p text:style-name="P2">/*requires some special BBCODE to function - see https://www.worldanvil.com/w/perillel-zogmaddog/a/grady-s-hill-landmark?preview=true spans fancy_border...*/</text:p>
      <text:p text:style-name="P2">/*The BBCODE I used</text:p>
      <text:p text:style-name="P2">[row]</text:p>
      <text:p text:style-name="P2"><text:soft-page-break/>[container:col-sm-1]</text:p>
      <text:p text:style-name="P2">[/container]</text:p>
      <text:p text:style-name="P2">[container:fancy_border_box]</text:p>
      <text:p text:style-name="P2">[container:fancy_border_content]</text:p>
      <text:p text:style-name="P2">Where you will type all the goodies</text:p>
      <text:p text:style-name="P2">[section:fancy_border_top]</text:p>
      <text:p text:style-name="P2"/>
      <text:p text:style-name="P2">[/section]</text:p>
      <text:p text:style-name="P2">[section:fancy_border_left]</text:p>
      <text:p text:style-name="P2"/>
      <text:p text:style-name="P2">[/section]</text:p>
      <text:p text:style-name="P2">[section:fancy_border_right]</text:p>
      <text:p text:style-name="P2"/>
      <text:p text:style-name="P2">[/section]</text:p>
      <text:p text:style-name="P2">[section:fancy_border_bottom]</text:p>
      <text:p text:style-name="P2"/>
      <text:p text:style-name="P2">[/section]</text:p>
      <text:p text:style-name="P2">[/container]</text:p>
      <text:p text:style-name="P2">[/container]</text:p>
      <text:p text:style-name="P2">[container:col-sm-1]</text:p>
      <text:p text:style-name="P2">[/container]</text:p>
      <text:p text:style-name="P2">[/row]</text:p>
      <text:p text:style-name="P2">*/</text:p>
      <text:p text:style-name="P2"/>
      <text:p text:style-name="P2">.user-css div.fancy_border_content{</text:p>
      <text:p text:style-name="P2"><text:s text:c="2"/>width: 83.33333333%;</text:p>
      <text:p text:style-name="P2"><text:s text:c="2"/>height: inherit;</text:p>
      <text:p text:style-name="P2"><text:s text:c="2"/>overflow: hidden;</text:p>
      <text:p text:style-name="P2"><text:s text:c="2"/>padding: 30px;</text:p>
      <text:p text:style-name="P2">}</text:p>
      <text:p text:style-name="P2"><text:soft-page-break/></text:p>
      <text:p text:style-name="P2">.user-css span.fancy_border_top {</text:p>
      <text:p text:style-name="P2"><text:s text:c="2"/>position: absolute;</text:p>
      <text:p text:style-name="P2"><text:s text:c="2"/>top: 0;</text:p>
      <text:p text:style-name="P2"><text:s text:c="2"/>left: 0;</text:p>
      <text:p text:style-name="P2"><text:s text:c="2"/>width: 100%;</text:p>
      <text:p text:style-name="P2"><text:s text:c="2"/>height: 100%;</text:p>
      <text:p text:style-name="P2"><text:s text:c="2"/>display: block;</text:p>
      <text:p text:style-name="P2"><text:s text:c="2"/>box-sizing: border-box;</text:p>
      <text:p text:style-name="P2"><text:s text:c="2"/>content: normal;</text:p>
      <text:p text:style-name="P2"><text:s text:c="2"/>position: absolute;</text:p>
      <text:p text:style-name="P2"><text:s text:c="2"/>width:100%;</text:p>
      <text:p text:style-name="P2"><text:s text:c="2"/>height: 3px;</text:p>
      <text:p text:style-name="P2"><text:s text:c="2"/>background: rgba(0, 255, 255, .6);</text:p>
      <text:p text:style-name="P2"><text:s text:c="2"/>animation: topanimation 8s linear infinite;</text:p>
      <text:p text:style-name="P2"><text:s text:c="2"/>box-shadow: 0px 0px 10px rgba(0, 255, 255, .6);</text:p>
      <text:p text:style-name="P2">}</text:p>
      <text:p text:style-name="P2"/>
      <text:p text:style-name="P2">.user-css .fancy_border_top:before {</text:p>
      <text:p text:style-name="P2"/>
      <text:p text:style-name="P2">}</text:p>
      <text:p text:style-name="P2"/>
      <text:p text:style-name="P2">.user-css .fancy_border_bottom {</text:p>
      <text:p text:style-name="P2"><text:s text:c="2"/>position: absolute;</text:p>
      <text:p text:style-name="P2"><text:s text:c="2"/>top: auto;</text:p>
      <text:p text:style-name="P2"><text:s text:c="2"/>bottom: 0px;</text:p>
      <text:p text:style-name="P2"><text:s text:c="2"/>left: 0;</text:p>
      <text:p text:style-name="P2"><text:s text:c="2"/>display: block;</text:p>
      <text:p text:style-name="P2"><text:s text:c="2"/>box-sizing: border-box;</text:p>
      <text:p text:style-name="P2"><text:s text:c="2"/>transform: rotate(180deg);</text:p>
      <text:p text:style-name="P2"><text:soft-page-break/><text:s text:c="2"/>content: " ";</text:p>
      <text:p text:style-name="P2"><text:s text:c="2"/>width:100%;</text:p>
      <text:p text:style-name="P2"><text:s text:c="2"/>height: 3px;</text:p>
      <text:p text:style-name="P2"><text:s text:c="2"/>background: rgba(0, 255, 255, .6);</text:p>
      <text:p text:style-name="P2"><text:s text:c="2"/>animation: bottomanimation 8s linear infinite;</text:p>
      <text:p text:style-name="P2"><text:s text:c="2"/>box-shadow: 0px 0px 10px rgba(0, 255, 255, .6);</text:p>
      <text:p text:style-name="P2">}</text:p>
      <text:p text:style-name="P2"/>
      <text:p text:style-name="P2">.user-css .fancy_border_bottom:before {</text:p>
      <text:p text:style-name="P2"/>
      <text:p text:style-name="P2">}</text:p>
      <text:p text:style-name="P2"/>
      <text:p text:style-name="P2">.user-css .fancy_border_left {</text:p>
      <text:p text:style-name="P2"><text:s text:c="2"/>position: absolute;</text:p>
      <text:p text:style-name="P2"><text:s text:c="2"/>top: 0;</text:p>
      <text:p text:style-name="P2"><text:s text:c="2"/>left: 0;</text:p>
      <text:p text:style-name="P2"><text:s text:c="2"/>width: 100%;</text:p>
      <text:p text:style-name="P2"><text:s text:c="2"/>height: 100%;</text:p>
      <text:p text:style-name="P2"><text:s text:c="2"/>display: block;</text:p>
      <text:p text:style-name="P2"><text:s text:c="2"/>box-sizing: border-box;</text:p>
      <text:p text:style-name="P2"><text:s text:c="2"/>transform: rotate(0deg);</text:p>
      <text:p text:style-name="P2"><text:s text:c="2"/>content: " ";</text:p>
      <text:p text:style-name="P2"><text:s text:c="2"/>position: absolute;</text:p>
      <text:p text:style-name="P2"><text:s text:c="2"/>width: 3px;</text:p>
      <text:p text:style-name="P2"><text:s text:c="2"/>height: 100%;</text:p>
      <text:p text:style-name="P2"><text:s text:c="2"/>background: rgba(0, 255, 255, .6);</text:p>
      <text:p text:style-name="P2"><text:s text:c="2"/>animation: leftanimation 8s linear infinite;</text:p>
      <text:p text:style-name="P2"><text:s text:c="2"/>box-shadow: 0px 0px 10px rgba(0, 255, 255, .6);</text:p>
      <text:p text:style-name="P2">}</text:p>
      <text:p text:style-name="P2"/>
      <text:p text:style-name="P2"><text:soft-page-break/>.user-css .fancy_border_left:before {</text:p>
      <text:p text:style-name="P2"/>
      <text:p text:style-name="P2">}</text:p>
      <text:p text:style-name="P2"/>
      <text:p text:style-name="P2">.user-css .fancy_border_right {</text:p>
      <text:p text:style-name="P2"><text:s text:c="2"/>position: absolute;</text:p>
      <text:p text:style-name="P2"><text:s text:c="2"/>top: 0%;</text:p>
      <text:p text:style-name="P2"><text:s text:c="2"/>left: auto;</text:p>
      <text:p text:style-name="P2"><text:s text:c="2"/>right: 0px;</text:p>
      <text:p text:style-name="P2"><text:s text:c="2"/>width: 100%;</text:p>
      <text:p text:style-name="P2"><text:s text:c="2"/>height: 100%;</text:p>
      <text:p text:style-name="P2"><text:s text:c="2"/>transform-origin: 0% 0%;</text:p>
      <text:p text:style-name="P2"><text:s text:c="2"/>display: block;</text:p>
      <text:p text:style-name="P2"><text:s text:c="2"/>box-sizing: border-box;</text:p>
      <text:p text:style-name="P2"><text:s text:c="2"/>transform: rotate(180deg);</text:p>
      <text:p text:style-name="P2"><text:s text:c="2"/>content: " ";</text:p>
      <text:p text:style-name="P2"><text:s text:c="2"/>position: absolute;</text:p>
      <text:p text:style-name="P2"><text:s text:c="2"/>width: 3px;</text:p>
      <text:p text:style-name="P2"><text:s text:c="2"/>height: 100%;</text:p>
      <text:p text:style-name="P2"><text:s text:c="2"/>background: rgba(0, 255, 255, .6);</text:p>
      <text:p text:style-name="P2"><text:s text:c="2"/>animation: rightanimation 8s linear infinite;</text:p>
      <text:p text:style-name="P2"><text:s text:c="2"/>box-shadow: 0px 0px 10px rgba(0, 255, 255, .6);</text:p>
      <text:p text:style-name="P2">}</text:p>
      <text:p text:style-name="P2"/>
      <text:p text:style-name="P2">.user-css .fancy_border_right:before {</text:p>
      <text:p text:style-name="P2"/>
      <text:p text:style-name="P2">}</text:p>
      <text:p text:style-name="P2"/>
      <text:p text:style-name="P2">@keyframes topanimation {</text:p>
      <text:p text:style-name="P2"><text:s text:c="2"/>0% {</text:p>
      <text:p text:style-name="P2"><text:soft-page-break/><text:s text:c="2"/>transform:scaleX(0);</text:p>
      <text:p text:style-name="P2"><text:s text:c="2"/>transform-origin: left;</text:p>
      <text:p text:style-name="P2"><text:s text:c="2"/>}</text:p>
      <text:p text:style-name="P2"><text:s text:c="2"/>50%</text:p>
      <text:p text:style-name="P2"><text:s text:c="2"/>{</text:p>
      <text:p text:style-name="P2"><text:s text:c="4"/>transform:scaleX(1);</text:p>
      <text:p text:style-name="P2"><text:s text:c="2"/>transform-origin: left;</text:p>
      <text:p text:style-name="P2"><text:s text:c="2"/>}</text:p>
      <text:p text:style-name="P2"><text:s text:c="2"/>50.1%</text:p>
      <text:p text:style-name="P2"><text:s text:c="2"/>{</text:p>
      <text:p text:style-name="P2"><text:s text:c="4"/>transform:scaleX(1);</text:p>
      <text:p text:style-name="P2"><text:s text:c="2"/>transform-origin: right;</text:p>
      <text:p text:style-name="P2"><text:s text:c="4"/></text:p>
      <text:p text:style-name="P2"><text:s text:c="2"/>}</text:p>
      <text:p text:style-name="P2"><text:s text:c="2"/>100%</text:p>
      <text:p text:style-name="P2"><text:s text:c="2"/>{</text:p>
      <text:p text:style-name="P2"><text:s text:c="4"/>transform:scaleX(0);</text:p>
      <text:p text:style-name="P2"><text:s text:c="2"/>transform-origin: right;</text:p>
      <text:p text:style-name="P2"><text:s text:c="4"/></text:p>
      <text:p text:style-name="P2"><text:s text:c="2"/>}</text:p>
      <text:p text:style-name="P2">}</text:p>
      <text:p text:style-name="P2"/>
      <text:p text:style-name="P2">@keyframes bottomanimation {</text:p>
      <text:p text:style-name="P2"><text:s text:c="2"/>0% {</text:p>
      <text:p text:style-name="P2"><text:s text:c="2"/>transform:scaleX(0);</text:p>
      <text:p text:style-name="P2"><text:s text:c="2"/>transform-origin: right;</text:p>
      <text:p text:style-name="P2"><text:s text:c="2"/>}</text:p>
      <text:p text:style-name="P2"><text:s text:c="2"/>50%</text:p>
      <text:p text:style-name="P2"><text:s text:c="2"/>{</text:p>
      <text:p text:style-name="P2"><text:s text:c="4"/>transform:scaleX(1);</text:p>
      <text:p text:style-name="P2"><text:soft-page-break/><text:s text:c="2"/>transform-origin: right;</text:p>
      <text:p text:style-name="P2"><text:s text:c="2"/>}</text:p>
      <text:p text:style-name="P2"><text:s text:c="2"/>50.1%</text:p>
      <text:p text:style-name="P2"><text:s text:c="2"/>{</text:p>
      <text:p text:style-name="P2"><text:s text:c="4"/>transform:scaleX(1);</text:p>
      <text:p text:style-name="P2"><text:s text:c="2"/>transform-origin: left;</text:p>
      <text:p text:style-name="P2"><text:s text:c="4"/></text:p>
      <text:p text:style-name="P2"><text:s text:c="2"/>}</text:p>
      <text:p text:style-name="P2"><text:s text:c="2"/>100%</text:p>
      <text:p text:style-name="P2"><text:s text:c="2"/>{</text:p>
      <text:p text:style-name="P2"><text:s text:c="4"/>transform:scaleX(0);</text:p>
      <text:p text:style-name="P2"><text:s text:c="2"/>transform-origin: left;</text:p>
      <text:p text:style-name="P2"><text:s text:c="4"/></text:p>
      <text:p text:style-name="P2"><text:s text:c="2"/>}</text:p>
      <text:p text:style-name="P2">}</text:p>
      <text:p text:style-name="P2"/>
      <text:p text:style-name="P2">@keyframes leftanimation {</text:p>
      <text:p text:style-name="P2"><text:s text:c="2"/>0% {</text:p>
      <text:p text:style-name="P2"><text:s text:c="2"/>transform:scaleY(0);</text:p>
      <text:p text:style-name="P2"><text:s text:c="2"/>transform-origin: bottom;</text:p>
      <text:p text:style-name="P2"><text:s text:c="2"/>}</text:p>
      <text:p text:style-name="P2"><text:s text:c="2"/>50%</text:p>
      <text:p text:style-name="P2"><text:s text:c="2"/>{</text:p>
      <text:p text:style-name="P2"><text:s text:c="4"/>transform:scaleY(1);</text:p>
      <text:p text:style-name="P2"><text:s text:c="2"/>transform-origin: bottom;</text:p>
      <text:p text:style-name="P2"><text:s text:c="2"/>}</text:p>
      <text:p text:style-name="P2"><text:s text:c="2"/>50.1%</text:p>
      <text:p text:style-name="P2"><text:s text:c="2"/>{</text:p>
      <text:p text:style-name="P2"><text:s text:c="4"/>transform:scaleY(1);</text:p>
      <text:p text:style-name="P2"><text:s text:c="2"/>transform-origin: Top;</text:p>
      <text:p text:style-name="P2"><text:soft-page-break/><text:s text:c="4"/></text:p>
      <text:p text:style-name="P2"><text:s text:c="2"/>}</text:p>
      <text:p text:style-name="P2"><text:s text:c="2"/></text:p>
      <text:p text:style-name="P2"><text:s text:c="2"/>100%</text:p>
      <text:p text:style-name="P2"><text:s text:c="2"/>{</text:p>
      <text:p text:style-name="P2"><text:s text:c="4"/>transform:scaleY(0);</text:p>
      <text:p text:style-name="P2"><text:s text:c="2"/>transform-origin: top;</text:p>
      <text:p text:style-name="P2"><text:s text:c="4"/></text:p>
      <text:p text:style-name="P2"><text:s text:c="2"/>}</text:p>
      <text:p text:style-name="P2">} </text:p>
      <text:p text:style-name="P2"/>
      <text:p text:style-name="P2">@keyframes rightanimation {</text:p>
      <text:p text:style-name="P2"><text:s text:c="2"/>0% {</text:p>
      <text:p text:style-name="P2"><text:s text:c="2"/>transform:scaleY(0);</text:p>
      <text:p text:style-name="P2"><text:s text:c="2"/>transform-origin: top;</text:p>
      <text:p text:style-name="P2"><text:s text:c="2"/>}</text:p>
      <text:p text:style-name="P2"><text:s text:c="2"/>50%</text:p>
      <text:p text:style-name="P2"><text:s text:c="2"/>{</text:p>
      <text:p text:style-name="P2"><text:s text:c="4"/>transform:scaleY(1);</text:p>
      <text:p text:style-name="P2"><text:s text:c="2"/>transform-origin: top;</text:p>
      <text:p text:style-name="P2"><text:s text:c="2"/>}</text:p>
      <text:p text:style-name="P2"><text:s text:c="2"/>50.1%</text:p>
      <text:p text:style-name="P2"><text:s text:c="2"/>{</text:p>
      <text:p text:style-name="P2"><text:s text:c="4"/>transform:scaleY(1);</text:p>
      <text:p text:style-name="P2"><text:s text:c="2"/>transform-origin: bottom;</text:p>
      <text:p text:style-name="P2"><text:s text:c="4"/></text:p>
      <text:p text:style-name="P2"><text:s text:c="2"/>}</text:p>
      <text:p text:style-name="P2"><text:s text:c="2"/></text:p>
      <text:p text:style-name="P2"><text:s text:c="2"/>100%</text:p>
      <text:p text:style-name="P2"><text:s text:c="2"/>{</text:p>
      <text:p text:style-name="P2"><text:soft-page-break/><text:s text:c="4"/>transform:scaleY(0);</text:p>
      <text:p text:style-name="P2"><text:s text:c="2"/>transform-origin: bottom;</text:p>
      <text:p text:style-name="P2"><text:s text:c="4"/></text:p>
      <text:p text:style-name="P2"><text:s text:c="2"/>}</text:p>
      <text:p text:style-name="P2">} </text:p>
      <text:p text:style-name="P2"/>
      <text:p text:style-name="P2">/* Fancy border */</text:p>
      <text:p text:style-name="P2"/>
      <text:p text:style-name="P2"/>
      <text:p text:style-name="P2">/* -------------------------- */</text:p>
      <text:p text:style-name="P2">/* ------- <text:s text:c="2"/>Global <text:s text:c="2"/>------- */</text:p>
      <text:p text:style-name="P2">/* -------------------------- */</text:p>
      <text:p text:style-name="P2"/>
      <text:p text:style-name="P2"/>
      <text:p text:style-name="P2"/>
      <text:p text:style-name="P2">/*--------------------------*/</text:p>
      <text:p text:style-name="P2">/* ------ <text:s text:c="2"/>Mobile <text:s text:c="2"/>------ */</text:p>
      <text:p text:style-name="P2">/* -------------------------*/</text:p>
      <text:p text:style-name="P2">/*creating a separate mobile section of your code gives you the option of optimizing your world for mobile viewing.*/</text:p>
      <text:p text:style-name="P2">/*normally you'd want the mobile section to be first, since you are expecting most mobile users to be using their cellular data*/</text:p>
      <text:p text:style-name="P2">/*in the case of this css, i designed it so that everything between the desktop and mobile version is interchangable. all i had to do was update the size of fonts and some images*/</text:p>
      <text:p text:style-name="P2">/*if it doesn't load right away, it wont break the mobile viewing experience, it will just look a little big*/</text:p>
      <text:p text:style-name="P2"/>
      <text:p text:style-name="P2"/>
      <text:p text:style-name="P2">/*Only affects phones (small screens)*/</text:p>
      <text:p text:style-name="P2">@media only screen and (max-width: 500px) {</text:p>
      <text:p text:style-name="P2"><text:tab/></text:p>
      <text:p text:style-name="P2"><text:soft-page-break/>/* ///Page + Article Background/// */</text:p>
      <text:p text:style-name="P2">.user-css-presentation { <text:s text:c="2"/>/*this affects the overall background of the world*/</text:p>
      <text:p text:style-name="P2">background: url(https://www.worldanvil.com/uploads/images/1d35aa77368b1f5d09934f97ab520ca3.jpg);</text:p>
      <text:p text:style-name="P2">background-size: 120%;</text:p>
      <text:p text:style-name="P2">background-attachment: fixed; <text:s text:c="2"/>/*this locks the image on the screen; it wont scroll*/</text:p>
      <text:p text:style-name="P2">}</text:p>
      <text:p text:style-name="P2"/>
      <text:p text:style-name="P2"><text:s/>.user-css.page,</text:p>
      <text:p text:style-name="P2">.user-css-extended .page { <text:s text:c="2"/>/*this affects the large page container*/</text:p>
      <text:p text:style-name="P2"><text:s text:c="4"/>background: url(https://www.worldanvil.com/uploads/images/c39712112e087c258df312b19c4d1081.png);</text:p>
      <text:p text:style-name="P2"><text:s text:c="3"/>background-size: 300px;</text:p>
      <text:p text:style-name="P2"><text:s text:c="3"/>background-clip: padding-box;</text:p>
      <text:p text:style-name="P2"><text:s text:c="3"/>background-position: center;</text:p>
      <text:p text:style-name="P2"><text:s text:c="3"/>background-repeat: repeat;</text:p>
      <text:p text:style-name="P2"><text:s text:c="3"/>animation: background-mobile 10s linear infinite;</text:p>
      <text:p text:style-name="P2"><text:s text:c="4"/>box-shadow: 0px 0px 0px;</text:p>
      <text:p text:style-name="P2"><text:s text:c="3"/>overflow: auto;</text:p>
      <text:p text:style-name="P2"><text:s text:c="3"/>overflow-x: hidden;</text:p>
      <text:p text:style-name="P2"><text:s text:c="3"/>max-height: 500px;</text:p>
      <text:p text:style-name="P2"><text:s text:c="3"/>padding: 50px;</text:p>
      <text:p text:style-name="P2"><text:s text:c="3"/>border-image-source: url(https://www.worldanvil.com/uploads/images/2b88f3db8d33b709acdd1dc47b585096.png);</text:p>
      <text:p text:style-name="P2"><text:s text:c="3"/>border-image-slice: 20;</text:p>
      <text:p text:style-name="P2"><text:s text:c="3"/>border-image-repeat: stretch;</text:p>
      <text:p text:style-name="P2"><text:s text:c="3"/>border-width: 20px;</text:p>
      <text:p text:style-name="P2"><text:s text:c="3"/>border-style: solid;</text:p>
      <text:p text:style-name="P2"><text:s text:c="3"/>border-image-outset: 0px;</text:p>
      <text:p text:style-name="P2">}</text:p>
      <text:p text:style-name="P2">/* ///Page + Article Background/// */</text:p>
      <text:p text:style-name="P2"><text:soft-page-break/></text:p>
      <text:p text:style-name="P2">/* ///Font Styling Global/// */</text:p>
      <text:p text:style-name="P2">.user-css {</text:p>
      <text:p text:style-name="P2"><text:s text:c="3"/>font-size: 14px;</text:p>
      <text:p text:style-name="P2"><text:s text:c="3"/>line-height: 1.2;</text:p>
      <text:p text:style-name="P2">}</text:p>
      <text:p text:style-name="P2"/>
      <text:p text:style-name="P2"/>
      <text:p text:style-name="P2">.user-css-extended {</text:p>
      <text:p text:style-name="P2"><text:s text:c="3"/>font-size: 14px;</text:p>
      <text:p text:style-name="P2"><text:s text:c="3"/>line-height: 1.2;</text:p>
      <text:p text:style-name="P2">}</text:p>
      <text:p text:style-name="P2">/* ///Font Styling Global/// */</text:p>
      <text:p text:style-name="P2"/>
      <text:p text:style-name="P2"/>
      <text:p text:style-name="P2"/>
      <text:p text:style-name="P2">/* ///Font Styling H1/// */</text:p>
      <text:p text:style-name="P2">.user-css h1 {</text:p>
      <text:p text:style-name="P2"><text:s text:c="3"/>font-size: 35px;</text:p>
      <text:p text:style-name="P2"><text:s text:c="3"/>line-height: 1.3;</text:p>
      <text:p text:style-name="P2"><text:s text:c="3"/>margin-top: 30px;</text:p>
      <text:p text:style-name="P2">}</text:p>
      <text:p text:style-name="P2"/>
      <text:p text:style-name="P2"/>
      <text:p text:style-name="P2">.user-css-extended h1 {</text:p>
      <text:p text:style-name="P2"><text:s text:c="3"/>font-size: 35px;</text:p>
      <text:p text:style-name="P2"><text:s text:c="3"/>line-height: 1.3;</text:p>
      <text:p text:style-name="P2"><text:s text:c="3"/>margin-top: 30px;</text:p>
      <text:p text:style-name="P2">}</text:p>
      <text:p text:style-name="P2">/* ///Font Styling H1/// */</text:p>
      <text:p text:style-name="P2"><text:soft-page-break/></text:p>
      <text:p text:style-name="P2"/>
      <text:p text:style-name="P2"/>
      <text:p text:style-name="P2">/* ///Font Styling H2/// */</text:p>
      <text:p text:style-name="P2">.user-css h2 {</text:p>
      <text:p text:style-name="P2"><text:s text:c="3"/>font-size: 28px;</text:p>
      <text:p text:style-name="P2"><text:s text:c="3"/>margin-bottom: 3px;</text:p>
      <text:p text:style-name="P2"><text:s text:c="3"/>line-height: 1.2;</text:p>
      <text:p text:style-name="P2"><text:s text:c="3"/>margin-top: 10px;</text:p>
      <text:p text:style-name="P2">}</text:p>
      <text:p text:style-name="P2"/>
      <text:p text:style-name="P2"/>
      <text:p text:style-name="P2">.user-css-extended h2 {</text:p>
      <text:p text:style-name="P2"><text:s text:c="3"/>font-size: 28px;</text:p>
      <text:p text:style-name="P2"><text:s text:c="3"/>margin-bottom: 3px;</text:p>
      <text:p text:style-name="P2"><text:s text:c="3"/>line-height: 1.2;</text:p>
      <text:p text:style-name="P2"><text:s text:c="3"/>margin-top: 10px;</text:p>
      <text:p text:style-name="P2">}</text:p>
      <text:p text:style-name="P2">/* ///Font Styling H2/// */</text:p>
      <text:p text:style-name="P2"/>
      <text:p text:style-name="P2"/>
      <text:p text:style-name="P2"/>
      <text:p text:style-name="P2">/* ///Font Styling H3/// */</text:p>
      <text:p text:style-name="P2">.user-css h3 {</text:p>
      <text:p text:style-name="P2"><text:s text:c="3"/>font-size: 21px;</text:p>
      <text:p text:style-name="P2"><text:s text:c="3"/>margin-bottom: 3px;</text:p>
      <text:p text:style-name="P2"><text:s text:c="3"/>margin-top: 10px;</text:p>
      <text:p text:style-name="P2">}</text:p>
      <text:p text:style-name="P2"/>
      <text:p text:style-name="P2"/>
      <text:p text:style-name="P2"><text:soft-page-break/>.user-css-extended h3 {</text:p>
      <text:p text:style-name="P2"><text:s text:c="3"/>font-size: 21px;</text:p>
      <text:p text:style-name="P2"><text:s text:c="3"/>margin-bottom: 3px;</text:p>
      <text:p text:style-name="P2"><text:s text:c="3"/>margin-top: 10px;</text:p>
      <text:p text:style-name="P2">}</text:p>
      <text:p text:style-name="P2">/* ///Font Styling H3/// */</text:p>
      <text:p text:style-name="P2"/>
      <text:p text:style-name="P2"/>
      <text:p text:style-name="P2"/>
      <text:p text:style-name="P2">/* ///Font Styling/// H4 */</text:p>
      <text:p text:style-name="P2">.user-css h4 {</text:p>
      <text:p text:style-name="P2"><text:s text:c="3"/>font-size: 18px;</text:p>
      <text:p text:style-name="P2">}</text:p>
      <text:p text:style-name="P2"/>
      <text:p text:style-name="P2"/>
      <text:p text:style-name="P2">.user-css-extended h4 {</text:p>
      <text:p text:style-name="P2"><text:s text:c="3"/>font-size: 18px;</text:p>
      <text:p text:style-name="P2">}</text:p>
      <text:p text:style-name="P2">/* ///Font Styling H4/// */</text:p>
      <text:p text:style-name="P2"/>
      <text:p text:style-name="P2"/>
      <text:p text:style-name="P2"/>
      <text:p text:style-name="P2">/* ///Font Styling H5/// */</text:p>
      <text:p text:style-name="P2">.user-css h5 {</text:p>
      <text:p text:style-name="P2"><text:s text:c="3"/>font-size: 14px;</text:p>
      <text:p text:style-name="P2">}</text:p>
      <text:p text:style-name="P2"/>
      <text:p text:style-name="P2"/>
      <text:p text:style-name="P2">.user-css-extended h5 {</text:p>
      <text:p text:style-name="P2"><text:s text:c="3"/>font-size: 14px;</text:p>
      <text:p text:style-name="P2"><text:soft-page-break/>}</text:p>
      <text:p text:style-name="P2">/* ///Font Styling H5/// */</text:p>
      <text:p text:style-name="P2"/>
      <text:p text:style-name="P2"/>
      <text:p text:style-name="P2"/>
      <text:p text:style-name="P2">/* ///Spans/// */ <text:s text:c="2"/>/*don't remember what is considered span but I wrote it for a reason*/</text:p>
      <text:p text:style-name="P2">.user-css span {</text:p>
      <text:p text:style-name="P2"><text:s text:c="3"/>font-size: 14px;</text:p>
      <text:p text:style-name="P2">}</text:p>
      <text:p text:style-name="P2"/>
      <text:p text:style-name="P2"/>
      <text:p text:style-name="P2">.user-css-extended span {</text:p>
      <text:p text:style-name="P2"><text:s text:c="3"/>font-size: 14px;</text:p>
      <text:p text:style-name="P2">}</text:p>
      <text:p text:style-name="P2">/* ///Spans/// */</text:p>
      <text:p text:style-name="P2"/>
      <text:p text:style-name="P2"/>
      <text:p text:style-name="P2"/>
      <text:p text:style-name="P2">/* ///Font Styling Links/// */</text:p>
      <text:p text:style-name="P2">.user-css a {</text:p>
      <text:p text:style-name="P2"><text:s text:c="3"/>font-size: 14px;</text:p>
      <text:p text:style-name="P2">}</text:p>
      <text:p text:style-name="P2"/>
      <text:p text:style-name="P2">.user-css-extended a {</text:p>
      <text:p text:style-name="P2"><text:s text:c="3"/>font-size: 14px;</text:p>
      <text:p text:style-name="P2">}</text:p>
      <text:p text:style-name="P2">/* ///Font Styling Links/// */</text:p>
      <text:p text:style-name="P2"/>
      <text:p text:style-name="P2"/>
      <text:p text:style-name="P2"/>
      <text:p text:style-name="P2"><text:soft-page-break/>/* Scrollbar Styling */</text:p>
      <text:p text:style-name="P2">.user-css.page::-webkit-scrollbar {</text:p>
      <text:p text:style-name="P2"><text:s text:c="3"/>width: 4px;</text:p>
      <text:p text:style-name="P2">}</text:p>
      <text:p text:style-name="P2"/>
      <text:p text:style-name="P2">.user-css.page::-webkit-scrollbar-thumb {</text:p>
      <text:p text:style-name="P2"><text:s text:c="3"/>border-radius: 2px;</text:p>
      <text:p text:style-name="P2">}</text:p>
      <text:p text:style-name="P2"/>
      <text:p text:style-name="P2">.extendedbody-comments::-webkit-scrollbar {</text:p>
      <text:p text:style-name="P2"><text:s text:c="3"/>width: 4px;</text:p>
      <text:p text:style-name="P2">}</text:p>
      <text:p text:style-name="P2"/>
      <text:p text:style-name="P2">.extendedbody-comments::-webkit-scrollbar-thumb {</text:p>
      <text:p text:style-name="P2"><text:s text:c="3"/>border-radius: 2px;</text:p>
      <text:p text:style-name="P2">}</text:p>
      <text:p text:style-name="P2">/* Scrollbar Styling */</text:p>
      <text:p text:style-name="P2"/>
      <text:p text:style-name="P2"/>
      <text:p text:style-name="P2"/>
      <text:p text:style-name="P2">/* Navigation Sidebar */</text:p>
      <text:p text:style-name="P2">.user-css-presentation div#world-navigation-sidebar { /*hides the sidebar*/</text:p>
      <text:p text:style-name="P2"><text:s text:c="3"/>visibility: hidden;</text:p>
      <text:p text:style-name="P2">}</text:p>
      <text:p text:style-name="P2"/>
      <text:p text:style-name="P2">.user-css-presentation .world-navigation-palette-trigger-inactive { <text:s text:c="2"/>/*hides the sidebar button*/</text:p>
      <text:p text:style-name="P2"><text:s text:c="3"/>visibility: hidden;</text:p>
      <text:p text:style-name="P2">}</text:p>
      <text:p text:style-name="P2">/* Navigation Sidebar */</text:p>
      <text:p text:style-name="P2"/>
      <text:p text:style-name="P2"><text:soft-page-break/></text:p>
      <text:p text:style-name="P2"/>
      <text:p text:style-name="P2">}</text:p>
      <text:p text:style-name="P2">/*End phone adjustments*/</text:p>
      <text:p text:style-name="P2"/>
      <text:p text:style-name="P2"/>
      <text:p text:style-name="P2"/>
      <text:p text:style-name="P2">/*--------------------------*/</text:p>
      <text:p text:style-name="P2">/* ------ <text:s text:c="2"/>Mobile <text:s text:c="2"/>------ */</text:p>
      <text:p text:style-name="P2">/* -------------------------*/</text:p>
      <text:p text:style-name="P8">*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Code Pro" svg:font-family="'Source Code Pro', Monaco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6T22:31:33.927000000</meta:creation-date>
    <dc:title>RPG stuff</dc:title>
    <meta:editing-duration>PT8H5M49S</meta:editing-duration>
    <meta:editing-cycles>13</meta:editing-cycles>
    <meta:generator>LibreOffice/7.4.3.2$Windows_X86_64 LibreOffice_project/1048a8393ae2eeec98dff31b5c133c5f1d08b890</meta:generator>
    <dc:date>2023-01-20T13:33:27.009000000</dc:date>
    <meta:document-statistic meta:table-count="0" meta:image-count="0" meta:object-count="0" meta:page-count="59" meta:paragraph-count="1360" meta:word-count="5230" meta:character-count="41682" meta:non-whitespace-character-count="35368"/>
    <meta:template xlink:type="simple" xlink:actuate="onRequest" xlink:title="RPG stuff" xlink:href="../../AppData/Roaming/LibreOffice/4/user/template/RPG%20stuff.ott" meta:date="2022-12-16T22:31:33.484000000"/>
  </office:meta>
</office:document-meta>
</file>